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標楷體1" svg:font-family="標楷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FFFF00"/>
    </style:style>
    <style:style style:name="ce10" style:family="table-cell" style:parent-style-name="Default" style:data-style-name="N0">
      <style:table-cell-properties fo:border="thin solid #000000" fo:background-color="#00B0F0"/>
    </style:style>
    <style:style style:name="ce1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48">
      <style:table-cell-properties fo:border="thin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7" style:family="table-cell" style:parent-style-name="Default" style:data-style-name="N49">
      <style:table-cell-properties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50">
      <style:table-cell-properties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49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50">
      <style:table-cell-properties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49">
      <style:table-cell-properties style:vertical-align="automatic" fo:background-color="#FF0000" style:repeat-content="false"/>
      <style:paragraph-properties fo:text-align="center"/>
    </style:style>
    <style:style style:name="ce26" style:family="table-cell" style:parent-style-name="Default" style:data-style-name="N50">
      <style:table-cell-properties style:vertical-align="automatic" fo:background-color="#FF0000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Excel_32_Built-in_32_Hyperlink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2" style:family="table-cell" style:parent-style-name="Excel_32_Built-in_32_Hyperlink" style:data-style-name="N0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Excel_32_Built-in_32_Hyperlink" style:data-style-name="N0">
      <style:table-cell-properties fo:border="thin solid #000000" style:vertical-align="automatic" fo:background-color="#92D050"/>
      <style:text-properties fo:color="#0000FF" style:text-underline-style="solid" style:text-underline-type="single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6" style:family="table-cell" style:parent-style-name="Excel_32_Built-in_32_Hyperlink" style:data-style-name="N0">
      <style:table-cell-properties style:vertical-align="automatic" fo:background-color="#92D050"/>
      <style:text-properties fo:color="#0000FF" style:text-underline-style="solid" style:text-underline-type="single"/>
    </style:style>
    <style:style style:name="ce37" style:family="table-cell" style:parent-style-name="Excel_32_Built-in_32_Hyperlink" style:data-style-name="N0">
      <style:table-cell-properties fo:border="thin solid #000000" style:vertical-align="automatic" fo:background-color="#FFFF00"/>
      <style:text-properties fo:color="#0000FF" style:text-underline-style="solid" style:text-underline-type="single"/>
    </style:style>
    <style:style style:name="ce38" style:family="table-cell" style:parent-style-name="Excel_32_Built-in_32_Hyperlink" style:data-style-name="N0">
      <style:table-cell-properties fo:border="thin solid #000000" style:vertical-align="middle" fo:wrap-option="wrap" fo:background-color="#92D050"/>
      <style:text-properties fo:color="#0000FF" style:text-underline-style="solid" style:text-underline-type="single"/>
    </style:style>
    <style:style style:name="ce39" style:family="table-cell" style:parent-style-name="Excel_32_Built-in_32_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40" style:family="table-cell" style:parent-style-name="Excel_32_Built-in_32_Hyperlink" style:data-style-name="N0">
      <style:table-cell-properties fo:border="thin solid #A2A9B1" style:vertical-align="automatic" fo:background-color="#FFFF00"/>
      <style:text-properties fo:color="#0000FF" style:text-underline-style="solid" style:text-underline-type="single"/>
    </style:style>
    <style:style style:name="ce41" style:family="table-cell" style:parent-style-name="Excel_32_Built-in_32_Hyperlink" style:data-style-name="N0">
      <style:table-cell-properties fo:border="thin solid #000000" style:vertical-align="middle" fo:wrap-option="wrap" fo:background-color="#F8F9FA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2" style:family="table-cell" style:parent-style-name="Excel_32_Built-in_32_Hyperlink" style:data-style-name="N0">
      <style:table-cell-properties style:vertical-align="automatic" fo:background-color="#FFFF00"/>
      <style:text-properties fo:color="#0000FF" style:text-underline-style="solid" style:text-underline-type="single"/>
    </style:style>
    <style:style style:name="ce43" style:family="table-cell" style:parent-style-name="Excel_32_Built-in_32_Hyperlink" style:data-style-name="N0">
      <style:table-cell-properties fo:border="thin solid #A2A9B1" style:vertical-align="automatic" fo:background-color="transparent"/>
      <style:text-properties fo:color="#0000FF" style:text-underline-style="solid" style:text-underline-type="single"/>
    </style:style>
    <style:style style:name="ce44" style:family="table-cell" style:parent-style-name="Excel_32_Built-in_32_Hyperlink" style:data-style-name="N0">
      <style:table-cell-properties style:vertical-align="middle" fo:wrap-option="wrap" fo:background-color="#92D050"/>
      <style:text-properties fo:color="#0000FF" style:text-underline-style="solid" style:text-underline-type="single"/>
    </style:style>
    <style:style style:name="ce45" style:family="table-cell" style:parent-style-name="Excel_32_Built-in_32_Hyperlink" style:data-style-name="N0">
      <style:table-cell-properties style:vertical-align="middle" fo:wrap-option="wrap" fo:background-color="#F8F9FA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6" style:family="table-cell" style:parent-style-name="Excel_32_Built-in_32_Hyperlink" style:data-style-name="N0">
      <style:table-cell-properties style:vertical-align="middle" fo:wrap-option="wrap" fo:background-color="#FFFF00"/>
      <style:text-properties fo:color="#0000FF" style:text-underline-style="solid" style:text-underline-type="single"/>
    </style:style>
    <style:style style:name="ce47" style:family="table-cell" style:parent-style-name="Excel_32_Built-in_32_Hyperlink" style:data-style-name="N0">
      <style:table-cell-properties style:vertical-align="middle" fo:wrap-option="wrap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fo:background-color="#81D41A"/>
    </style:style>
    <style:style style:name="ce50" style:family="table-cell" style:parent-style-name="Default" style:data-style-name="N0">
      <style:table-cell-properties fo:border="thin solid #000000" fo:background-color="#FFDE59"/>
    </style:style>
    <style:style style:name="ce51" style:family="table-cell" style:parent-style-name="Default" style:data-style-name="N0">
      <style:table-cell-properties fo:border="thin solid #000000" style:vertical-align="automatic" fo:wrap-option="wrap"/>
    </style:style>
    <style:style style:name="ce52" style:family="table-cell" style:parent-style-name="Default" style:data-style-name="N0">
      <style:table-cell-properties fo:border="thin solid #000000" style:vertical-align="automatic" fo:background-color="#EC9BA4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automatic" fo:background-color="#FFA6A6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4.52437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4.49791666666667cm"/>
    </style:style>
    <style:style style:name="co21" style:family="table-column">
      <style:table-column-properties fo:break-before="auto" style:column-width="9.604375cm"/>
    </style:style>
    <style:style style:name="co22" style:family="table-column">
      <style:table-column-properties fo:break-before="auto" style:column-width="4.28625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4.86833333333333cm"/>
    </style:style>
    <style:style style:name="co25" style:family="table-column">
      <style:table-column-properties fo:break-before="auto" style:column-width="6.455833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8世足參賽國" table:style-name="ta1">
        <table:table-column table:style-name="co1" table:default-cell-style-name="ce14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8" table:number-columns-repeated="55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分組</text:p>
          </table:table-cell>
          <table:table-cell office:value-type="string" table:style-name="ce3">
            <text:p>國家英文名稱</text:p>
          </table:table-cell>
          <table:table-cell office:value-type="string" table:style-name="ce3">
            <text:p>國家中文名稱</text:p>
          </table:table-cell>
          <table:table-cell office:value-type="string" table:style-name="ce3">
            <text:p>出賽形式</text:p>
          </table:table-cell>
          <table:table-cell office:value-type="string" table:style-name="ce2">
            <text:p>201805世界排名</text:p>
          </table:table-cell>
          <table:table-cell office:value-type="string" table:style-name="ce2">
            <text:p>201710世界排名</text:p>
          </table:table-cell>
          <table:table-cell office:value-type="string" table:style-name="ce2">
            <text:p>會內賽抽籤檔次</text:p>
          </table:table-cell>
          <table:table-cell office:value-type="string" table:style-name="ce4">
            <text:p>資格賽分數</text:p>
          </table:table-cell>
          <table:table-cell office:value-type="string" table:style-name="ce5">
            <text:p>備註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</text:p>
          </table:table-cell>
          <table:table-cell office:value-type="string" table:style-name="ce7">
            <text:p>Uruguay</text:p>
          </table:table-cell>
          <table:table-cell office:value-type="string" table:style-name="ce7">
            <text:p>烏拉圭</text:p>
          </table:table-cell>
          <table:table-cell office:value-type="string" table:style-name="ce3">
            <text:p>南美洲區次名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Egypt</text:p>
          </table:table-cell>
          <table:table-cell office:value-type="string" table:style-name="ce9">
            <text:p>埃及</text:p>
          </table:table-cell>
          <table:table-cell office:value-type="string" table:style-name="ce10">
            <text:p>非洲區E組首名</text:p>
          </table:table-cell>
          <table:table-cell office:value-type="float" office:value="46" table:style-name="ce8">
            <text:p>46</text:p>
          </table:table-cell>
          <table:table-cell office:value-type="float" office:value="30" table:style-name="ce8">
            <text:p>3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4-2-3-1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俄羅斯</text:p>
          </table:table-cell>
          <table:table-cell office:value-type="string" table:style-name="ce3">
            <text:p>主辦國</text:p>
          </table:table-cell>
          <table:table-cell office:value-type="float" office:value="66" table:style-name="ce8">
            <text:p>66</text:p>
          </table:table-cell>
          <table:table-cell office:value-type="float" office:value="65" table:style-name="ce8">
            <text:p>65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3">
            <text:p>Saudi Arabia</text:p>
          </table:table-cell>
          <table:table-cell office:value-type="string" table:style-name="ce3">
            <text:p>沙烏地阿拉伯</text:p>
          </table:table-cell>
          <table:table-cell office:value-type="string" table:style-name="ce3">
            <text:p>亞洲區B組次名</text:p>
          </table:table-cell>
          <table:table-cell office:value-type="float" office:value="67" table:style-name="ce2">
            <text:p>67</text:p>
          </table:table-cell>
          <table:table-cell office:value-type="float" office:value="63" table:style-name="ce2">
            <text:p>6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B</text:p>
          </table:table-cell>
          <table:table-cell office:value-type="string" table:style-name="ce7">
            <text:p>Portugal</text:p>
          </table:table-cell>
          <table:table-cell office:value-type="string" table:style-name="ce7">
            <text:p>葡萄牙</text:p>
          </table:table-cell>
          <table:table-cell office:value-type="string" table:style-name="ce3">
            <text:p>歐洲區B組首名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4-4-2陣形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style-name="ce12">
            <text:p>Spain</text:p>
          </table:table-cell>
          <table:table-cell office:value-type="string" table:style-name="ce12">
            <text:p>西班牙</text:p>
          </table:table-cell>
          <table:table-cell office:value-type="string" table:style-name="ce3">
            <text:p>歐洲區G組首名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">
            <text:p>IR Iran</text:p>
          </table:table-cell>
          <table:table-cell office:value-type="string" table:style-name="ce3">
            <text:p>伊朗</text:p>
          </table:table-cell>
          <table:table-cell office:value-type="string" table:style-name="ce3">
            <text:p>亞洲區A組首名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">
            <text:p>Morocco</text:p>
          </table:table-cell>
          <table:table-cell office:value-type="string" table:style-name="ce3">
            <text:p>摩洛哥</text:p>
          </table:table-cell>
          <table:table-cell office:value-type="string" table:style-name="ce3">
            <text:p>非洲區C組首名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C</text:p>
          </table:table-cell>
          <table:table-cell office:value-type="string" table:style-name="ce12">
            <text:p>France</text:p>
          </table:table-cell>
          <table:table-cell office:value-type="string" table:style-name="ce12">
            <text:p>法國</text:p>
          </table:table-cell>
          <table:table-cell office:value-type="string" table:style-name="ce3">
            <text:p>歐洲區A組首名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Peru</text:p>
          </table:table-cell>
          <table:table-cell office:value-type="string" table:style-name="ce9">
            <text:p>秘魯</text:p>
          </table:table-cell>
          <table:table-cell office:value-type="string" table:style-name="ce3">
            <text:p>南美洲區附加賽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擠下智利，我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Denmark</text:p>
          </table:table-cell>
          <table:table-cell office:value-type="string" table:style-name="ce9">
            <text:p>丹麥</text:p>
          </table:table-cell>
          <table:table-cell office:value-type="string" table:style-name="ce3">
            <text:p>歐洲區附加賽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畢諾克預測晉級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澳洲</text:p>
          </table:table-cell>
          <table:table-cell office:value-type="string" table:style-name="ce3">
            <text:p>亞洲區附加賽</text:p>
          </table:table-cell>
          <table:table-cell office:value-type="float" office:value="40" table:style-name="ce2">
            <text:p>40</text:p>
          </table:table-cell>
          <table:table-cell office:value-type="float" office:value="43" table:style-name="ce2">
            <text:p>4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D</text:p>
          </table:table-cell>
          <table:table-cell office:value-type="string" table:style-name="ce12">
            <text:p>Argentina</text:p>
          </table:table-cell>
          <table:table-cell office:value-type="string" table:style-name="ce12">
            <text:p>阿根廷</text:p>
          </table:table-cell>
          <table:table-cell office:value-type="string" table:style-name="ce3">
            <text:p>南美洲區第三名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Croatia</text:p>
          </table:table-cell>
          <table:table-cell office:value-type="string" table:style-name="ce9">
            <text:p>克羅埃西亞</text:p>
          </table:table-cell>
          <table:table-cell office:value-type="string" table:style-name="ce3">
            <text:p>歐洲區附加賽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Iceland</text:p>
          </table:table-cell>
          <table:table-cell office:value-type="string" table:style-name="ce9">
            <text:p>冰島</text:p>
          </table:table-cell>
          <table:table-cell office:value-type="string" table:style-name="ce3">
            <text:p>歐洲區I組首名</text:p>
          </table:table-cell>
          <table:table-cell office:value-type="float" office:value="22" table:style-name="ce8">
            <text:p>22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奈及利亞</text:p>
          </table:table-cell>
          <table:table-cell office:value-type="string" table:style-name="ce3">
            <text:p>非洲區B組首名</text:p>
          </table:table-cell>
          <table:table-cell office:value-type="float" office:value="47" table:style-name="ce2">
            <text:p>47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E</text:p>
          </table:table-cell>
          <table:table-cell office:value-type="string" table:style-name="ce12">
            <text:p>Brazil</text:p>
          </table:table-cell>
          <table:table-cell office:value-type="string" table:style-name="ce12">
            <text:p>巴西</text:p>
          </table:table-cell>
          <table:table-cell office:value-type="string" table:style-name="ce3">
            <text:p>南美洲區首名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witzerland</text:p>
          </table:table-cell>
          <table:table-cell office:value-type="string" table:style-name="ce9">
            <text:p>瑞士</text:p>
          </table:table-cell>
          <table:table-cell office:value-type="string" table:style-name="ce3">
            <text:p>歐洲區附加賽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3">
            <text:p>Costa Rica</text:p>
          </table:table-cell>
          <table:table-cell office:value-type="string" table:style-name="ce3">
            <text:p>哥斯大黎加</text:p>
          </table:table-cell>
          <table:table-cell office:value-type="string" table:style-name="ce10">
            <text:p>中北美洲區次名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13">
            <text:p>5-4-1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erbia</text:p>
          </table:table-cell>
          <table:table-cell office:value-type="string" table:style-name="ce9">
            <text:p>塞爾維亞</text:p>
          </table:table-cell>
          <table:table-cell office:value-type="string" table:style-name="ce3">
            <text:p>歐洲區D組首名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Germany</text:p>
          </table:table-cell>
          <table:table-cell office:value-type="string" table:style-name="ce12">
            <text:p>德國</text:p>
          </table:table-cell>
          <table:table-cell office:value-type="string" table:style-name="ce3">
            <text:p>歐洲區C組首名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9">
            <text:p>Mexico</text:p>
          </table:table-cell>
          <table:table-cell office:value-type="string" table:style-name="ce9">
            <text:p>墨西哥</text:p>
          </table:table-cell>
          <table:table-cell office:value-type="string" table:style-name="ce3">
            <text:p>中北美洲區首名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畢諾克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9">
            <text:p>Sweden</text:p>
          </table:table-cell>
          <table:table-cell office:value-type="string" table:style-name="ce9">
            <text:p>瑞典</text:p>
          </table:table-cell>
          <table:table-cell office:value-type="string" table:style-name="ce3">
            <text:p>歐洲區附加賽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3">
            <text:p>資格賽曾贏法國，資格賽擠下荷蘭，附加賽勝義大利晉級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3">
            <text:p>Korea Republic</text:p>
          </table:table-cell>
          <table:table-cell office:value-type="string" table:style-name="ce3">
            <text:p>南韓</text:p>
          </table:table-cell>
          <table:table-cell office:value-type="string" table:style-name="ce3">
            <text:p>亞洲區A組次名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Belgium</text:p>
          </table:table-cell>
          <table:table-cell office:value-type="string" table:style-name="ce7">
            <text:p>比利時</text:p>
          </table:table-cell>
          <table:table-cell office:value-type="string" table:style-name="ce3">
            <text:p>歐洲區H組首名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England</text:p>
          </table:table-cell>
          <table:table-cell office:value-type="string" table:style-name="ce7">
            <text:p>英格蘭</text:p>
          </table:table-cell>
          <table:table-cell office:value-type="string" table:style-name="ce3">
            <text:p>歐洲區F組首名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2">
            <text:p>2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4">
            <text:p>G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突尼西亞</text:p>
          </table:table-cell>
          <table:table-cell office:value-type="string" table:style-name="ce3">
            <text:p>非洲區A組首名</text:p>
          </table:table-cell>
          <table:table-cell office:value-type="float" office:value="14" table:style-name="ce4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3">
            <text:p>Panama</text:p>
          </table:table-cell>
          <table:table-cell office:value-type="string" table:style-name="ce3">
            <text:p>巴拿馬</text:p>
          </table:table-cell>
          <table:table-cell office:value-type="string" table:style-name="ce3">
            <text:p>中北美洲區第三名</text:p>
          </table:table-cell>
          <table:table-cell office:value-type="float" office:value="55" table:style-name="ce2">
            <text:p>55</text:p>
          </table:table-cell>
          <table:table-cell office:value-type="float" office:value="49" table:style-name="ce2">
            <text:p>49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Poland</text:p>
          </table:table-cell>
          <table:table-cell office:value-type="string" table:style-name="ce9">
            <text:p>波蘭</text:p>
          </table:table-cell>
          <table:table-cell office:value-type="string" table:style-name="ce3">
            <text:p>歐洲區E組首名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Colombia</text:p>
          </table:table-cell>
          <table:table-cell office:value-type="string" table:style-name="ce9">
            <text:p>哥倫比亞</text:p>
          </table:table-cell>
          <table:table-cell office:value-type="string" table:style-name="ce3">
            <text:p>南美洲區第四名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Senegal</text:p>
          </table:table-cell>
          <table:table-cell office:value-type="string" table:style-name="ce9">
            <text:p>塞內加爾</text:p>
          </table:table-cell>
          <table:table-cell office:value-type="string" table:style-name="ce10">
            <text:p>非洲區D組首名</text:p>
          </table:table-cell>
          <table:table-cell office:value-type="float" office:value="28" table:style-name="ce8">
            <text:p>28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4-3-3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Japan</text:p>
          </table:table-cell>
          <table:table-cell office:value-type="string" table:style-name="ce9">
            <text:p>日本</text:p>
          </table:table-cell>
          <table:table-cell office:value-type="string" table:style-name="ce3">
            <text:p>亞洲區B組首名</text:p>
          </table:table-cell>
          <table:table-cell office:value-type="float" office:value="60" table:style-name="ce8">
            <text:p>60</text:p>
          </table:table-cell>
          <table:table-cell office:value-type="float" office:value="44" table:style-name="ce8">
            <text:p>44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  <table:named-expressions>
          <table:named-range table:name="_xlnm._FilterDatabase" table:cell-range-address="2018世足參賽國.$A$1:2018世足參賽國.$I$33" table:base-cell-address="2018世足參賽國.$A$1"/>
        </table:named-expressions>
      </table:table>
      <table:table table:name="2018世足賽程表" table:style-name="ta1">
        <table:table-column table:style-name="co1" table:number-columns-repeated="3" table:default-cell-style-name="ce14"/>
        <table:table-column table:style-name="co10" table:default-cell-style-name="ce15"/>
        <table:table-column table:style-name="co8" table:number-columns-repeated="60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4">
            <text:p>組別</text:p>
          </table:table-cell>
          <table:table-cell office:value-type="string" table:style-name="ce14">
            <text:p>日期</text:p>
          </table:table-cell>
          <table:table-cell office:value-type="string" table:style-name="ce14">
            <text:p>時間</text:p>
          </table:table-cell>
          <table:table-cell office:value-type="string" table:style-name="ce15">
            <text:p>賽事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B</text:p>
          </table:table-cell>
          <table:table-cell office:value-type="date" office:date-value="2018-06-16T00:00:00" table:style-name="ce17">
            <text:p>6月16日</text:p>
          </table:table-cell>
          <table:table-cell office:value-type="time" office:time-value="PT2H0M0S" table:style-name="ce18">
            <text:p>02:00</text:p>
          </table:table-cell>
          <table:table-cell office:value-type="string" table:style-name="ce19">
            <text:p>葡萄牙VS西班牙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D</text:p>
          </table:table-cell>
          <table:table-cell office:value-type="date" office:date-value="2018-06-16T00:00:00" table:style-name="ce17">
            <text:p>6月16日</text:p>
          </table:table-cell>
          <table:table-cell office:value-type="time" office:time-value="PT21H0M0S" table:style-name="ce18">
            <text:p>21:00</text:p>
          </table:table-cell>
          <table:table-cell office:value-type="string" table:style-name="ce19">
            <text:p>阿根廷VS冰島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</text:p>
          </table:table-cell>
          <table:table-cell office:value-type="date" office:date-value="2018-06-17T00:00:00" table:style-name="ce21">
            <text:p>6月17日</text:p>
          </table:table-cell>
          <table:table-cell office:value-type="time" office:time-value="PT0H0M0S" table:style-name="ce22">
            <text:p>00:00</text:p>
          </table:table-cell>
          <table:table-cell office:value-type="string" table:style-name="ce23">
            <text:p>秘魯VS丹麥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F</text:p>
          </table:table-cell>
          <table:table-cell office:value-type="date" office:date-value="2018-06-17T00:00:00" table:style-name="ce17">
            <text:p>6月17日</text:p>
          </table:table-cell>
          <table:table-cell office:value-type="time" office:time-value="PT23H0M0S" table:style-name="ce18">
            <text:p>23:00</text:p>
          </table:table-cell>
          <table:table-cell office:value-type="string" table:style-name="ce19">
            <text:p>德國VS墨西哥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E</text:p>
          </table:table-cell>
          <table:table-cell office:value-type="date" office:date-value="2018-06-18T00:00:00" table:style-name="ce25">
            <text:p>6月18日</text:p>
          </table:table-cell>
          <table:table-cell office:value-type="time" office:time-value="PT2H0M0S" table:style-name="ce26">
            <text:p>02:00</text:p>
          </table:table-cell>
          <table:table-cell office:value-type="string" table:style-name="ce27">
            <text:p>巴西VS瑞士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18T00:00:00" table:style-name="ce28">
            <text:p>6月18日</text:p>
          </table:table-cell>
          <table:table-cell office:value-type="time" office:time-value="PT20H0M0S" table:style-name="ce29">
            <text:p>20:00</text:p>
          </table:table-cell>
          <table:table-cell office:value-type="string" table:style-name="ce15">
            <text:p>瑞典VS南韓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</text:p>
          </table:table-cell>
          <table:table-cell office:value-type="date" office:date-value="2018-06-20T00:00:00" table:style-name="ce21">
            <text:p>6月20日</text:p>
          </table:table-cell>
          <table:table-cell office:value-type="time" office:time-value="PT2H0M0S" table:style-name="ce22">
            <text:p>02:00</text:p>
          </table:table-cell>
          <table:table-cell office:value-type="string" table:style-name="ce23">
            <text:p>俄羅斯VS埃及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date" office:date-value="2018-06-21T00:00:00" table:style-name="ce28">
            <text:p>6月21日</text:p>
          </table:table-cell>
          <table:table-cell office:value-type="time" office:time-value="PT23H0M0S" table:style-name="ce29">
            <text:p>23:00</text:p>
          </table:table-cell>
          <table:table-cell office:value-type="string" table:style-name="ce15">
            <text:p>法國VS秘魯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D</text:p>
          </table:table-cell>
          <table:table-cell office:value-type="date" office:date-value="2018-06-22T00:00:00" table:style-name="ce28">
            <text:p>6月22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阿根廷VS克羅埃西亞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F</text:p>
          </table:table-cell>
          <table:table-cell office:value-type="date" office:date-value="2018-06-23T00:00:00" table:style-name="ce17">
            <text:p>6月23日</text:p>
          </table:table-cell>
          <table:table-cell office:value-type="time" office:time-value="PT23H0M0S" table:style-name="ce18">
            <text:p>23:00</text:p>
          </table:table-cell>
          <table:table-cell office:value-type="string" table:style-name="ce19">
            <text:p>德國VS瑞典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24T00:00:00" table:style-name="ce28">
            <text:p>6月24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南韓VS墨西哥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H</text:p>
          </table:table-cell>
          <table:table-cell office:value-type="date" office:date-value="2018-06-25T00:00:00" table:style-name="ce28">
            <text:p>6月25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波蘭VS哥倫比亞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date" office:date-value="2018-06-26T00:00:00" table:style-name="ce28">
            <text:p>6月26日</text:p>
          </table:table-cell>
          <table:table-cell office:value-type="time" office:time-value="PT22H0M0S" table:style-name="ce29">
            <text:p>22:00</text:p>
          </table:table-cell>
          <table:table-cell office:value-type="string" table:style-name="ce15">
            <text:p>丹麥VS法國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</text:p>
          </table:table-cell>
          <table:table-cell office:value-type="date" office:date-value="2018-06-27T00:00:00" table:style-name="ce21">
            <text:p>6月27日</text:p>
          </table:table-cell>
          <table:table-cell office:value-type="time" office:time-value="PT2H0M0S" table:style-name="ce22">
            <text:p>02:00</text:p>
          </table:table-cell>
          <table:table-cell office:value-type="string" table:style-name="ce23">
            <text:p>冰島VS克羅埃西亞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27T00:00:00" table:style-name="ce28">
            <text:p>6月27日</text:p>
          </table:table-cell>
          <table:table-cell office:value-type="time" office:time-value="PT22H0M0S" table:style-name="ce29">
            <text:p>22:00</text:p>
          </table:table-cell>
          <table:table-cell office:value-type="string" table:style-name="ce15">
            <text:p>南韓VS德國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F</text:p>
          </table:table-cell>
          <table:table-cell office:value-type="date" office:date-value="2018-06-28T00:00:00" table:style-name="ce21">
            <text:p>6月28日</text:p>
          </table:table-cell>
          <table:table-cell office:value-type="time" office:time-value="PT22H0M0S" table:style-name="ce22">
            <text:p>22:00</text:p>
          </table:table-cell>
          <table:table-cell office:value-type="string" table:style-name="ce23">
            <text:p>墨西哥VS瑞典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G</text:p>
          </table:table-cell>
          <table:table-cell office:value-type="date" office:date-value="2018-06-29T00:00:00" table:style-name="ce17">
            <text:p>6月29日</text:p>
          </table:table-cell>
          <table:table-cell office:value-type="time" office:time-value="PT2H0M0S" table:style-name="ce18">
            <text:p>02:00</text:p>
          </table:table-cell>
          <table:table-cell office:value-type="string" table:style-name="ce19">
            <text:p>英格蘭VS比利時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2018世足球員表" table:style-name="ta1">
        <table:table-column table:style-name="co1" table:default-cell-style-name="ce14"/>
        <table:table-column table:style-name="co11" table:default-cell-style-name="ce14"/>
        <table:table-column table:style-name="co1" table:number-columns-repeated="2" table:default-cell-style-name="ce14"/>
        <table:table-column table:style-name="co12" table:default-cell-style-name="ce1"/>
        <table:table-column table:style-name="co1" table:number-columns-repeated="4" table:default-cell-style-name="ce14"/>
        <table:table-column table:style-name="co13" table:default-cell-style-name="ce14"/>
        <table:table-column table:style-name="co8" table:default-cell-style-name="ce1"/>
        <table:table-column table:style-name="co1" table:default-cell-style-name="ce14"/>
        <table:table-column table:style-name="co14" table:default-cell-style-name="ce1"/>
        <table:table-column table:style-name="co15" table:default-cell-style-name="ce15"/>
        <table:table-column table:style-name="co8" table:number-columns-repeated="50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組別</text:p>
          </table:table-cell>
          <table:table-cell office:value-type="string" table:style-name="ce2">
            <text:p>國家</text:p>
          </table:table-cell>
          <table:table-cell office:value-type="string" table:style-name="ce2">
            <text:p>位置</text:p>
          </table:table-cell>
          <table:table-cell office:value-type="string" table:style-name="ce2">
            <text:p>擅長</text:p>
          </table:table-cell>
          <table:table-cell office:value-type="string" table:style-name="ce3">
            <text:p>球員姓名</text:p>
          </table:table-cell>
          <table:table-cell office:value-type="string" table:style-name="ce2">
            <text:p>年齡</text:p>
          </table:table-cell>
          <table:table-cell office:value-type="string" table:style-name="ce2">
            <text:p>出賽數</text:p>
          </table:table-cell>
          <table:table-cell office:value-type="string" table:style-name="ce2">
            <text:p>國腳先發</text:p>
          </table:table-cell>
          <table:table-cell office:value-type="string" table:style-name="ce2">
            <text:p>球會先發</text:p>
          </table:table-cell>
          <table:table-cell office:value-type="string" table:style-name="ce2">
            <text:p>Whoscored</text:p>
          </table:table-cell>
          <table:table-cell office:value-type="string" table:style-name="ce2">
            <text:p>2014參賽</text:p>
          </table:table-cell>
          <table:table-cell office:value-type="string" table:style-name="ce2">
            <text:p>球會國藉</text:p>
          </table:table-cell>
          <table:table-cell office:value-type="string" table:style-name="ce2">
            <text:p>球會</text:p>
          </table:table-cell>
          <table:table-cell office:value-type="string" table:style-name="ce30">
            <text:p>備註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Ángel_Correa">Ángel Corre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2">
            <text:p><text:a xlink:href="https://en.wikipedia.org/wiki/Lionel_Messi">Lionel Mess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巴塞隆納</text:p>
          </table:table-cell>
          <table:table-cell table:style-name="ce33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4">
            <text:p><text:a xlink:href="https://en.wikipedia.org/wiki/Marcos_Rojo">Marcos Rojo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35"/>
          <table:table-cell table:number-columns-repeated="16370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36">
            <text:p><text:a xlink:href="https://en.wikipedia.org/wiki/Kevin_De_Bruyne">Kevin De Bruyne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曼城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Eden_Hazard">Eden Hazard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B</text:p>
          </table:table-cell>
          <table:table-cell office:value-type="string" table:style-name="ce34">
            <text:p><text:a xlink:href="https://en.wikipedia.org/wiki/Marcelo_(footballer,_born_1988)">Marcel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Casemiro">Casemir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Rafinha_(footballer,_born_1985)">Rafinh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6">
            <text:p><text:a xlink:href="https://en.wikipedia.org/wiki/Thiago_Silva">Thiago Silv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法甲</text:p>
          </table:table-cell>
          <table:table-cell office:value-type="string" table:style-name="ce3">
            <text:p>巴黎聖日耳曼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Neymar">Neyma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Philippe_Coutinho">Philippe Coutinho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8">
            <text:p><text:a xlink:href="https://en.wikipedia.org/wiki/James_Rodríguez">James Rodrígu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7">
            <text:p><text:a xlink:href="https://en.wikipedia.org/wiki/Keylor_Navas">Keylor Navas</text:a></text:p>
          </table:table-cell>
          <table:table-cell table:style-name="ce2"/>
          <table:table-cell office:value-type="float" office:value="78" table:style-name="ce2">
            <text:p>78</text:p>
          </table:table-cell>
          <table:table-cell table:number-columns-repeated="3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Bryan_Ruiz">Bryan Ruiz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Joel_Campbell">Joel Campbell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Luka_Modrić">Luka Modrić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9">
            <text:p><text:a xlink:href="https://en.wikipedia.org/wiki/Šime_Vrsaljko">Šime Vrsaljk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Denmark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40">
            <text:p><text:a xlink:href="https://en.wikipedia.org/wiki/Christian_Eriksen">Christian Eriksen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6">
            <text:p><text:a xlink:href="https://en.wikipedia.org/wiki/Mohamed_Salah">Mohamed Salah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利物浦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Mohamed_Elneny">Mohamed Elneny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7">
            <text:p><text:a xlink:href="https://en.wikipedia.org/wiki/Ahmed_Hegazi_(footballer)">Ahmed Hegaz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7">
            <text:p><text:a xlink:href="https://en.wikipedia.org/wiki/Essam_El-Hadary">Essam El-Hadary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Harry_Kane">Harry Kan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Kyle_Walker">Kyle Walk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Kieran_Trippier">Kieran Trippi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Danny_Rose_(footballer,_born_1990)">Danny Ros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1">
            <text:p><text:a xlink:href="https://en.wikipedia.org/wiki/John_Stones">John Stones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Raheem_Sterling">Raheem Sterling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Dele_Alli">Dele Alli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Jesse_Lingard">Jesse Lingard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Jordan_Henderson">Jordan Henderson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Eric_Dier">Eric Di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Florian_Thauvin">Florian Thauvin</text:a></text:p>
          </table:table-cell>
          <table:table-cell table:number-columns-repeated="4" table:style-name="ce2"/>
          <table:table-cell office:value-type="float" office:value="7.94" table:style-name="ce2">
            <text:p>7.9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Nabil_Fekir">Nabil Fekir</text:a></text:p>
          </table:table-cell>
          <table:table-cell table:number-columns-repeated="4" table:style-name="ce2"/>
          <table:table-cell office:value-type="float" office:value="7.86" table:style-name="ce2">
            <text:p>7.8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Olympique_Lyonnais">Lyo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Kylian_Mbappé">Kylian Mbappé</text:a></text:p>
          </table:table-cell>
          <table:table-cell table:number-columns-repeated="4" table:style-name="ce2"/>
          <table:table-cell office:value-type="float" office:value="7.54" table:style-name="ce2">
            <text:p>7.5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Paul_Pogba">Paul Pogb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48" table:style-name="ce2">
            <text:p>7.48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Manchester_United_F.C.">Manchester United</text:a></text:p>
          </table:table-cell>
          <table:table-cell office:value-type="string" table:style-name="ce15">
            <text:p>英超中場王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4">
            <text:p><text:a xlink:href="https://en.wikipedia.org/wiki/Antoine_Griezmann">Antoine Griezmann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38" table:style-name="ce2">
            <text:p>7.38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馬德里競技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N%27Golo_Kanté">N'Golo Kanté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25" table:style-name="ce2">
            <text:p>7.25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Chelsea_F.C.">Chelsea</text:a></text:p>
          </table:table-cell>
          <table:table-cell office:value-type="string" table:style-name="ce15">
            <text:p>2017法國足球先生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4">
            <text:p><text:a xlink:href="https://en.wikipedia.org/wiki/Toni_Kroos">Toni Kroos</text:a></text:p>
          </table:table-cell>
          <table:table-cell table:style-name="ce2"/>
          <table:table-cell office:value-type="float" office:value="82" table:style-name="ce2">
            <text:p>82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47" table:style-name="ce8">
            <text:p>7.47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9">
            <text:p><text:a xlink:href="https://en.wikipedia.org/wiki/Marco_Reus">Marco Reu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39" table:style-name="ce8">
            <text:p>7.3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Borussia_Dortmund">Borussia Dortmund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6">
            <text:p><text:a xlink:href="https://en.wikipedia.org/wiki/Thomas_Müller">Thomas Müller</text:a></text:p>
          </table:table-cell>
          <table:table-cell table:style-name="ce2"/>
          <table:table-cell office:value-type="float" office:value="90" table:style-name="ce2">
            <text:p>90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8" table:style-name="ce8">
            <text:p>7.28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office:value-type="string" table:style-name="ce14">
            <text:p>CB</text:p>
          </table:table-cell>
          <table:table-cell office:value-type="string" table:style-name="ce36">
            <text:p><text:a xlink:href="https://en.wikipedia.org/wiki/Mats_Hummels">Mats Hummels</text:a></text:p>
          </table:table-cell>
          <table:table-cell table:style-name="ce2"/>
          <table:table-cell office:value-type="float" office:value="63" table:style-name="ce2">
            <text:p>6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7" table:style-name="ce8">
            <text:p>7.27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zh.wikipedia.org/wiki/拜仁慕尼黑足球俱乐部">拜仁慕尼黑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42">
            <text:p><text:a xlink:href="https://en.wikipedia.org/wiki/Mesut_Özil">Mesut Özil</text:a></text:p>
          </table:table-cell>
          <table:table-cell table:style-name="ce2"/>
          <table:table-cell office:value-type="float" office:value="89" table:style-name="ce2">
            <text:p>89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5" table:style-name="ce8">
            <text:p>7.25</text:p>
          </table:table-cell>
          <table:table-cell office:value-type="string" table:style-name="ce2">
            <text:p>Y</text:p>
          </table:table-cell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Arsenal_F.C.">Arsenal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office:value-type="string" table:style-name="ce14">
            <text:p>RB</text:p>
          </table:table-cell>
          <table:table-cell office:value-type="string" table:style-name="ce36">
            <text:p><text:a xlink:href="https://en.wikipedia.org/wiki/Joshua_Kimmich">Joshua Kimmich</text:a>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.23" table:style-name="ce8">
            <text:p>7.23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9">
            <text:p><text:a xlink:href="https://en.wikipedia.org/wiki/Mario_Gómez">Mario Gómez</text:a></text:p>
          </table:table-cell>
          <table:table-cell table:style-name="ce2"/>
          <table:table-cell office:value-type="float" office:value="73" table:style-name="ce2">
            <text:p>73</text:p>
          </table:table-cell>
          <table:table-cell table:number-columns-repeated="2" table:style-name="ce2"/>
          <table:table-cell office:value-type="float" office:value="7.15" table:style-name="ce2">
            <text:p>7.15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VfB_Stuttgart">VfB Stuttgart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9">
            <text:p><text:a xlink:href="https://en.wikipedia.org/wiki/Jérôme_Boateng">Jérôme Boateng</text:a></text:p>
          </table:table-cell>
          <table:table-cell table:style-name="ce2"/>
          <table:table-cell office:value-type="float" office:value="70" table:style-name="ce2">
            <text:p>70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14" table:style-name="ce8">
            <text:p>7.1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ulian_Draxler">Julian Draxler</text:a></text:p>
          </table:table-cell>
          <table:table-cell table:style-name="ce2"/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7.04" table:style-name="ce2">
            <text:p>7.0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3">
            <text:p><text:a xlink:href="https://en.wikipedia.org/wiki/Leon_Goretzka">Leon Goretzka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7.03" table:style-name="ce2">
            <text:p>7.03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FC_Schalke_04">Schalke 04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nas_Hector">Jonas Hector</text:a>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" table:style-name="ce8">
            <text:p>7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1._FC_Köln">1. FC Köl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ulian_Brandt">Julian Brandt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98" table:style-name="ce2">
            <text:p>6.98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Bayer_04_Leverkusen">Bayer Leverkuse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Antonio_Rüdiger">Antonio Rüdiger</text:a></text:p>
          </table:table-cell>
          <table:table-cell table:number-columns-repeated="4" table:style-name="ce2"/>
          <table:table-cell office:value-type="float" office:value="6.92" table:style-name="ce2">
            <text:p>6.92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Chelsea_F.C.">Chelsea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Matthias_Ginter">Matthias Ginter</text:a>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2" table:style-name="ce2"/>
          <table:table-cell office:value-type="float" office:value="6.92" table:style-name="ce2">
            <text:p>6.92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Borussia_Mönchengladbach">Borussia Mönchengladbach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ami_Khedira">Sami Khedira</text:a></text:p>
          </table:table-cell>
          <table:table-cell table:style-name="ce2"/>
          <table:table-cell office:value-type="float" office:value="73" table:style-name="ce2">
            <text:p>7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6.91" table:style-name="ce8">
            <text:p>6.91</text:p>
          </table:table-cell>
          <table:table-cell office:value-type="string" table:style-name="ce2">
            <text:p>Y</text:p>
          </table:table-cell>
          <table:table-cell office:value-type="string" table:style-name="ce2">
            <text:p>義甲</text:p>
          </table:table-cell>
          <table:table-cell office:value-type="string" table:style-name="ce39">
            <text:p><text:a xlink:href="https://en.wikipedia.org/wiki/Juventus_F.C.">Juventus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Marc-André_ter_Stegen">Marc-André ter Stegen</text:a>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float" office:value="6.9" table:style-name="ce8">
            <text:p>6.9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zh.wikipedia.org/wiki/巴塞罗那足球俱乐部">巴塞隆納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Niklas_Süle">Niklas Süle</text:a></text:p>
          </table:table-cell>
          <table:table-cell table:number-columns-repeated="4" table:style-name="ce2"/>
          <table:table-cell office:value-type="float" office:value="6.9" table:style-name="ce2">
            <text:p>6.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Timo_Werner">Timo Werner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9" table:style-name="ce8">
            <text:p>6.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RB_Leipzig">RB Leipzig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Kevin_Trapp">Kevin Trapp</text:a></text:p>
          </table:table-cell>
          <table:table-cell table:number-columns-repeated="4" table:style-name="ce2"/>
          <table:table-cell office:value-type="float" office:value="6.86" table:style-name="ce2">
            <text:p>6.8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Po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3">
            <text:p><text:a xlink:href="https://en.wikipedia.org/wiki/Robert_Lewandowski">Robert Lewandowski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4">
            <text:p><text:a xlink:href="https://en.wikipedia.org/wiki/Cristiano_Ronaldo">Cristiano Ronald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Rui_Patrício">Rui Patríci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B</text:p>
          </table:table-cell>
          <table:table-cell office:value-type="string" table:style-name="ce45">
            <text:p><text:a xlink:href="https://en.wikipedia.org/wiki/Cédric_Soares">Cédric</text:a>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42">
            <text:p><text:a xlink:href="https://en.wikipedia.org/wiki/Pepe_(footballer,_born_1983)">Pepe</text:a></text:p>
          </table:table-cell>
          <table:table-cell table:style-name="ce2"/>
          <table:table-cell office:value-type="float" office:value="94" table:style-name="ce2">
            <text:p>94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土耳其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B</text:p>
          </table:table-cell>
          <table:table-cell office:value-type="string" table:style-name="ce39">
            <text:p><text:a xlink:href="https://en.wikipedia.org/wiki/Raphaël_Guerreiro">Raphaël Guerreiro</text:a>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sé_Fonte">José Fonte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oão_Moutinho">João Moutinh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Bernardo_Silva">Bernardo Silv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William_Carvalho">William Carvalh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Adrien_Silva">Adrien Silv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義甲</text:p>
          </table:table-cell>
          <table:table-cell office:value-type="string" table:style-name="ce3">
            <text:p>AC米蘭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Sadio_Mané">Sadio Mané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2">
            <text:p><text:a xlink:href="https://en.wikipedia.org/wiki/Kalidou_Koulibaly">Kalidou Koulibaly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2">
            <text:p><text:a xlink:href="https://en.wikipedia.org/wiki/Idrissa_Gueye">Idrissa Guey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2">
            <text:p><text:a xlink:href="https://en.wikipedia.org/wiki/Cheikhou_Kouyaté">Cheikhou Kouyaté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Dani_Carvajal">Dani Carvajal</text:a></text:p>
          </table:table-cell>
          <table:table-cell table:style-name="ce2"/>
          <table:table-cell office:value-type="float" office:value="15" table:style-name="ce2">
            <text:p>15</text:p>
          </table:table-cell>
          <table:table-cell table:number-columns-repeated="3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6">
            <text:p><text:a xlink:href="https://en.wikipedia.org/wiki/Sergio_Ramos">Sergio Ramo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6">
            <text:p><text:a xlink:href="https://en.wikipedia.org/wiki/Isco">Isc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3">
            <text:p><text:a xlink:href="https://en.wikipedia.org/wiki/Gabi_(footballer)">Gabi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aúl_Ñíguez">Saúl Ñígu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7">
            <text:p><text:a xlink:href="https://en.wikipedia.org/wiki/Koke_(footballer,_born_1992)">Koke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Diego_Costa">Diego Cost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avi_Martínez">Javi Martín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zh.wikipedia.org/wiki/拜仁慕尼黑足球俱乐部">拜仁慕尼黑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Thiago_Alcântara">Thiag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6">
            <text:p><text:a xlink:href="https://en.wikipedia.org/wiki/David_de_Gea">David de Ge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曼聯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6">
            <text:p><text:a xlink:href="https://en.wikipedia.org/wiki/Sergio_Busquets">Sergio Busquet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巴塞隆納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David_Silva">David Silva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sé_Giménez">José Gimén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7">
            <text:p><text:a xlink:href="https://en.wikipedia.org/wiki/Diego_Godín">Diego Godín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Marvin_Plattenhardt">Marvin Plattenhardt</text:a></text:p>
          </table:table-cell>
          <table:table-cell table:number-columns-repeated="4" table:style-name="ce2"/>
          <table:table-cell office:value-type="float" office:value="6.85" table:style-name="ce2">
            <text:p>6.85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Hertha_BSC">Hertha BSC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ebastian_Rudy">Sebastian Rudy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84" table:style-name="ce2">
            <text:p>6.84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FC_Bayern_Munich">Bayern Munich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İlkay_Gündoğan">İlkay Gündoğan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73" table:style-name="ce2">
            <text:p>6.73</text:p>
          </table:table-cell>
          <table:table-cell table:style-name="ce2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Manchester_City_F.C.">Manchester City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6">
            <text:p><text:a xlink:href="https://en.wikipedia.org/wiki/Manuel_Neuer">Manuel Neuer</text:a></text:p>
          </table:table-cell>
          <table:table-cell office:value-type="float" office:value="32" table:style-name="ce2">
            <text:p>32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.73" table:style-name="ce2">
            <text:p>6.73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zh.wikipedia.org/wiki/拜仁慕尼黑足球俱乐部">拜仁慕尼黑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7">
            <text:p><text:a xlink:href="https://en.wikipedia.org/wiki/Lucas_Hernández">Lucas Hernández</text:a></text:p>
          </table:table-cell>
          <table:table-cell table:number-columns-repeated="4" table:style-name="ce2"/>
          <table:table-cell office:value-type="float" office:value="7.24" table:style-name="ce2">
            <text:p>7.24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Ousmane_Dembélé">Ousmane Dembélé</text:a></text:p>
          </table:table-cell>
          <table:table-cell table:number-columns-repeated="4" table:style-name="ce2"/>
          <table:table-cell office:value-type="float" office:value="7.15" table:style-name="ce2">
            <text:p>7.15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FC_Barcelona">Barcelona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Djibril_Sidibé_(footballer,_born_1992)">Djibril Sidibé</text:a></text:p>
          </table:table-cell>
          <table:table-cell table:number-columns-repeated="4" table:style-name="ce2"/>
          <table:table-cell office:value-type="float" office:value="7.14" table:style-name="ce2">
            <text:p>7.1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AS_Monaco_FC">Monaco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3">
            <text:p><text:a xlink:href="https://en.wikipedia.org/wiki/Thomas_Lemar">Thomas Lemar</text:a></text:p>
          </table:table-cell>
          <table:table-cell table:number-columns-repeated="4" table:style-name="ce2"/>
          <table:table-cell office:value-type="float" office:value="7.1" table:style-name="ce2">
            <text:p>7.1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AS_Monaco_FC">Monaco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Benjamin_Pavard">Benjamin Pavard</text:a></text:p>
          </table:table-cell>
          <table:table-cell table:number-columns-repeated="4" table:style-name="ce2"/>
          <table:table-cell office:value-type="float" office:value="7.1" table:style-name="ce2">
            <text:p>7.1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VfB_Stuttgart">VfB Stuttgart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9">
            <text:p><text:a xlink:href="https://en.wikipedia.org/wiki/Samuel_Umtiti">Samuel Umtit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03" table:style-name="ce2">
            <text:p>7.03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FC_Barcelona">Barcelon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Corentin_Tolisso">Corentin Toliss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99" table:style-name="ce2">
            <text:p>6.9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Adil_Rami">Adil Rami</text:a></text:p>
          </table:table-cell>
          <table:table-cell table:number-columns-repeated="4" table:style-name="ce2"/>
          <table:table-cell office:value-type="float" office:value="6.97" table:style-name="ce2">
            <text:p>6.97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teven_Nzonzi">Steven Nzonzi</text:a></text:p>
          </table:table-cell>
          <table:table-cell table:number-columns-repeated="4" table:style-name="ce2"/>
          <table:table-cell office:value-type="float" office:value="6.89" table:style-name="ce2">
            <text:p>6.89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Sevilla_FC">Sevill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Alphonse_Areola">Alphonse Areola</text:a></text:p>
          </table:table-cell>
          <table:table-cell table:number-columns-repeated="4" table:style-name="ce2"/>
          <table:table-cell office:value-type="float" office:value="6.88" table:style-name="ce2">
            <text:p>6.88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Benjamin_Mendy">Benjamin Mendy</text:a></text:p>
          </table:table-cell>
          <table:table-cell table:number-columns-repeated="4" table:style-name="ce2"/>
          <table:table-cell office:value-type="float" office:value="6.87" table:style-name="ce2">
            <text:p>6.87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Manchester_City_F.C.">Manchester City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9">
            <text:p><text:a xlink:href="https://en.wikipedia.org/wiki/Raphaël_Varane">Raphaël Varane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85" table:style-name="ce2">
            <text:p>6.85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皇家馬德里</text:p>
          </table:table-cell>
          <table:table-cell office:value-type="string" table:style-name="ce15">
            <text:p>頂級後衛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5">
            <text:p><text:a xlink:href="https://en.wikipedia.org/wiki/Presnel_Kimpembe">Presnel Kimpembe</text:a></text:p>
          </table:table-cell>
          <table:table-cell table:number-columns-repeated="4" table:style-name="ce2"/>
          <table:table-cell office:value-type="float" office:value="6.84" table:style-name="ce2">
            <text:p>6.8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Blaise_Matuidi">Blaise Matuid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8" table:style-name="ce2">
            <text:p>6.8</text:p>
          </table:table-cell>
          <table:table-cell table:style-name="ce3"/>
          <table:table-cell office:value-type="string" table:style-name="ce2">
            <text:p>義甲</text:p>
          </table:table-cell>
          <table:table-cell office:value-type="string" table:style-name="ce39">
            <text:p><text:a xlink:href="https://en.wikipedia.org/wiki/Juventus_F.C.">Juventus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Olivier_Giroud">Olivier Giroud</text:a></text:p>
          </table:table-cell>
          <table:table-cell table:number-columns-repeated="4" table:style-name="ce2"/>
          <table:table-cell office:value-type="float" office:value="6.78" table:style-name="ce2">
            <text:p>6.78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Chelsea_F.C.">Chelse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42">
            <text:p><text:a xlink:href="https://en.wikipedia.org/wiki/Hugo_Lloris">Hugo Llori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74" table:style-name="ce8">
            <text:p>6.74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Tottenham_Hotspur_F.C.">Tottenham Hotspur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Steve_Mandanda">Steve Mandanda</text:a></text:p>
          </table:table-cell>
          <table:table-cell table:number-columns-repeated="4" table:style-name="ce2"/>
          <table:table-cell office:value-type="float" office:value="6.66" table:style-name="ce2">
            <text:p>6.6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number-rows-repeated="4" table:style-name="ro1"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number-rows-repeated="56" table:style-name="ro1"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number-rows-repeated="1048408" table:style-name="ro2">
          <table:table-cell table:number-columns-repeated="16384"/>
        </table:table-row>
        <table:named-expressions>
          <table:named-range table:name="_xlnm._FilterDatabase" table:cell-range-address="2018世足球員表.$A$1:2018世足球員表.$N$108" table:base-cell-address="2018世足球員表.$A$1"/>
        </table:named-expressions>
      </table:table>
      <table:table table:name="2020歐洲國家盃小組賽" table:style-name="ta2">
        <table:table-column table:style-name="co1" table:default-cell-style-name="ce14"/>
        <table:table-column table:style-name="co16" table:default-cell-style-name="ce1"/>
        <table:table-column table:style-name="co2" table:default-cell-style-name="ce1"/>
        <table:table-column table:style-name="co3" table:default-cell-style-name="ce1"/>
        <table:table-column table:style-name="co17" table:default-cell-style-name="ce14"/>
        <table:table-column table:style-name="co18" table:default-cell-style-name="ce14"/>
        <table:table-column table:style-name="co19" table:number-columns-repeated="3" table:default-cell-style-name="ce14"/>
        <table:table-column table:style-name="co20" table:default-cell-style-name="ce14"/>
        <table:table-column table:style-name="co21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分組</text:p>
          </table:table-cell>
          <table:table-cell office:value-type="string" table:style-name="ce3">
            <text:p>國家英文名稱</text:p>
          </table:table-cell>
          <table:table-cell office:value-type="string" table:style-name="ce3">
            <text:p>國家中文名稱</text:p>
          </table:table-cell>
          <table:table-cell office:value-type="string" table:style-name="ce3">
            <text:p>出賽資格</text:p>
          </table:table-cell>
          <table:table-cell office:value-type="string" table:style-name="ce2">
            <text:p>會內賽抽籤檔次</text:p>
          </table:table-cell>
          <table:table-cell office:value-type="string" table:style-name="ce2">
            <text:p>主辦國</text:p>
          </table:table-cell>
          <table:table-cell office:value-type="string" table:style-name="ce2">
            <text:p>PESCC</text:p>
          </table:table-cell>
          <table:table-cell office:value-type="string" table:style-name="ce2">
            <text:p>外圍賽排名</text:p>
          </table:table-cell>
          <table:table-cell office:value-type="string" table:style-name="ce2">
            <text:p>外圍賽得分</text:p>
          </table:table-cell>
          <table:table-cell office:value-type="string" table:style-name="ce2">
            <text:p>2021 FIFA世界排名</text:p>
          </table:table-cell>
          <table:table-cell office:value-type="string" table:style-name="ce3">
            <text:p>備註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A</text:p>
          </table:table-cell>
          <table:table-cell office:value-type="string" table:style-name="ce12">
            <text:p>Italy</text:p>
          </table:table-cell>
          <table:table-cell office:value-type="string" table:style-name="ce12">
            <text:p>義大利</text:p>
          </table:table-cell>
          <table:table-cell office:value-type="string" table:style-name="ce5">
            <text:p>外圍賽J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主辦國，抽籤A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Turkey</text:p>
          </table:table-cell>
          <table:table-cell office:value-type="string" table:style-name="ce9">
            <text:p>土耳其</text:p>
          </table:table-cell>
          <table:table-cell office:value-type="string" table:style-name="ce5">
            <text:p>外圍賽H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office:value-type="float" office:value="29" table:style-name="ce4">
            <text:p>29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Switzerland</text:p>
          </table:table-cell>
          <table:table-cell office:value-type="string" table:style-name="ce9">
            <text:p>瑞士</text:p>
          </table:table-cell>
          <table:table-cell office:value-type="string" table:style-name="ce5">
            <text:p>外圍賽D組第一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13" table:style-name="ce4">
            <text:p>13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Wales</text:p>
          </table:table-cell>
          <table:table-cell office:value-type="string" table:style-name="ce9">
            <text:p>威爾斯</text:p>
          </table:table-cell>
          <table:table-cell office:value-type="string" table:style-name="ce5">
            <text:p>外圍賽E組第二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style-name="ce12">
            <text:p>Belgium</text:p>
          </table:table-cell>
          <table:table-cell office:value-type="string" table:style-name="ce12">
            <text:p>比利時</text:p>
          </table:table-cell>
          <table:table-cell office:value-type="string" table:style-name="ce5">
            <text:p>外圍賽I組第一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種子球隊，因烏克蘭無法進B組，故進B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俄羅斯</text:p>
          </table:table-cell>
          <table:table-cell office:value-type="string" table:style-name="ce5">
            <text:p>外圍賽I組第二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主辦國，抽籤B組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芬蘭</text:p>
          </table:table-cell>
          <table:table-cell office:value-type="string" table:style-name="ce5">
            <text:p>外圍賽J組第二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54" table:style-name="ce4">
            <text:p>54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9">
            <text:p>Denmark</text:p>
          </table:table-cell>
          <table:table-cell office:value-type="string" table:style-name="ce9">
            <text:p>丹麥</text:p>
          </table:table-cell>
          <table:table-cell office:value-type="string" table:style-name="ce5">
            <text:p>外圍賽D組第二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</text:p>
          </table:table-cell>
          <table:table-cell office:value-type="string" table:style-name="ce8">
            <text:p>V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主辦國，抽籤B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Ukraine</text:p>
          </table:table-cell>
          <table:table-cell office:value-type="string" table:style-name="ce9">
            <text:p>烏克蘭</text:p>
          </table:table-cell>
          <table:table-cell office:value-type="string" table:style-name="ce5">
            <text:p>外圍賽B組第一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string" table:style-name="ce3">
            <text:p>種子球隊，因政治因素無法跟俄羅斯同組，故進C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C</text:p>
          </table:table-cell>
          <table:table-cell office:value-type="string" table:style-name="ce12">
            <text:p>Netherlands</text:p>
          </table:table-cell>
          <table:table-cell office:value-type="string" table:style-name="ce12">
            <text:p>荷蘭</text:p>
          </table:table-cell>
          <table:table-cell office:value-type="string" table:style-name="ce5">
            <text:p>外圍賽C組第二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主辦國，抽籤C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Austria</text:p>
          </table:table-cell>
          <table:table-cell office:value-type="string" table:style-name="ce9">
            <text:p>奧地利</text:p>
          </table:table-cell>
          <table:table-cell office:value-type="string" table:style-name="ce5">
            <text:p>外圍賽G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5">
            <text:p>North Macedonia</text:p>
          </table:table-cell>
          <table:table-cell office:value-type="string" table:style-name="ce5">
            <text:p>北馬其頓</text:p>
          </table:table-cell>
          <table:table-cell office:value-type="string" table:style-name="ce5">
            <text:p>附加賽PathD冠軍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float" office:value="62" table:style-name="ce4">
            <text:p>62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D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英格蘭</text:p>
          </table:table-cell>
          <table:table-cell office:value-type="string" table:style-name="ce5">
            <text:p>外圍賽A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主辦國，抽籤D組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D</text:p>
          </table:table-cell>
          <table:table-cell office:value-type="string" table:style-name="ce49">
            <text:p>Croatia</text:p>
          </table:table-cell>
          <table:table-cell office:value-type="string" table:style-name="ce49">
            <text:p>克羅埃西亞</text:p>
          </table:table-cell>
          <table:table-cell office:value-type="string" table:style-name="ce5">
            <text:p>外圍賽E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0" table:style-name="ce4">
            <text:p>10</text:p>
          </table:table-cell>
          <table:table-cell office:value-type="float" office:value="17" table:style-name="ce4">
            <text:p>17</text:p>
          </table:table-cell>
          <table:table-cell office:value-type="float" office:value="14" table:style-name="ce4">
            <text:p>14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Scotland</text:p>
          </table:table-cell>
          <table:table-cell office:value-type="string" table:style-name="ce9">
            <text:p>蘇格蘭</text:p>
          </table:table-cell>
          <table:table-cell office:value-type="string" table:style-name="ce5">
            <text:p>附加賽PathC冠軍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44" table:style-name="ce4">
            <text:p>44</text:p>
          </table:table-cell>
          <table:table-cell office:value-type="string" table:style-name="ce3">
            <text:p>主辦國，抽籤D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Czech Republic</text:p>
          </table:table-cell>
          <table:table-cell office:value-type="string" table:style-name="ce9">
            <text:p>捷克</text:p>
          </table:table-cell>
          <table:table-cell office:value-type="string" table:style-name="ce5">
            <text:p>外圍賽A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40" table:style-name="ce4">
            <text:p>40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E</text:p>
          </table:table-cell>
          <table:table-cell office:value-type="string" table:style-name="ce12">
            <text:p>Spain</text:p>
          </table:table-cell>
          <table:table-cell office:value-type="string" table:style-name="ce12">
            <text:p>西班牙</text:p>
          </table:table-cell>
          <table:table-cell office:value-type="string" table:style-name="ce5">
            <text:p>外圍賽F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5" table:style-name="ce4">
            <text:p>5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string" table:style-name="ce3">
            <text:p>主辦國，抽籤E組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E</text:p>
          </table:table-cell>
          <table:table-cell office:value-type="string" table:style-name="ce49">
            <text:p>Poland</text:p>
          </table:table-cell>
          <table:table-cell office:value-type="string" table:style-name="ce49">
            <text:p>波蘭</text:p>
          </table:table-cell>
          <table:table-cell office:value-type="string" table:style-name="ce5">
            <text:p>外圍賽G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8" table:style-name="ce4">
            <text:p>8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weden</text:p>
          </table:table-cell>
          <table:table-cell office:value-type="string" table:style-name="ce9">
            <text:p>瑞典</text:p>
          </table:table-cell>
          <table:table-cell office:value-type="string" table:style-name="ce5">
            <text:p>外圍賽F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E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斯洛伐克</text:p>
          </table:table-cell>
          <table:table-cell office:value-type="string" table:style-name="ce5">
            <text:p>附加賽PathB冠軍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22" table:style-name="ce4">
            <text:p>22</text:p>
          </table:table-cell>
          <table:table-cell office:value-type="float" office:value="13" table:style-name="ce4">
            <text:p>13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因附加賽PathB有愛爾蘭，故PathB冠軍會直接進E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France</text:p>
          </table:table-cell>
          <table:table-cell office:value-type="string" table:style-name="ce12">
            <text:p>法國</text:p>
          </table:table-cell>
          <table:table-cell office:value-type="string" table:style-name="ce5">
            <text:p>外圍賽H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7" table:style-name="ce4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Germany</text:p>
          </table:table-cell>
          <table:table-cell office:value-type="string" table:style-name="ce12">
            <text:p>德國</text:p>
          </table:table-cell>
          <table:table-cell office:value-type="string" table:style-name="ce5">
            <text:p>外圍賽C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4" table:style-name="ce4">
            <text:p>4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主辦國，抽籤F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Portugal</text:p>
          </table:table-cell>
          <table:table-cell office:value-type="string" table:style-name="ce12">
            <text:p>葡萄牙</text:p>
          </table:table-cell>
          <table:table-cell office:value-type="string" table:style-name="ce5">
            <text:p>外圍賽B組第二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3" table:style-name="ce4">
            <text:p>1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匈牙利</text:p>
          </table:table-cell>
          <table:table-cell office:value-type="string" table:style-name="ce5">
            <text:p>附加賽PathA冠軍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31" table:style-name="ce4">
            <text:p>31</text:p>
          </table:table-cell>
          <table:table-cell office:value-type="float" office:value="12" table:style-name="ce4">
            <text:p>12</text:p>
          </table:table-cell>
          <table:table-cell office:value-type="float" office:value="37" table:style-name="ce4">
            <text:p>37</text:p>
          </table:table-cell>
          <table:table-cell table:style-name="ce3"/>
          <table:table-cell table:number-columns-repeated="16373"/>
        </table:table-row>
        <table:table-row table:style-name="ro1">
          <table:table-cell table:style-name="ce14"/>
          <table:table-cell table:number-columns-repeated="3" table:style-name="ce1"/>
          <table:table-cell table:number-columns-repeated="6" table:style-name="ce14"/>
          <table:table-cell table:number-columns-repeated="16374" table:style-name="ce1"/>
        </table:table-row>
        <table:table-row table:style-name="ro1">
          <table:table-cell office:value-type="string" table:style-name="ce15">
            <text:p>註：外圍賽最終排名的6國小組要去掉與該組最後一名的成績，才能與5國小組進行比較</text:p>
          </table:table-cell>
          <table:table-cell table:number-columns-repeated="3" table:style-name="ce1"/>
          <table:table-cell table:number-columns-repeated="6" table:style-name="ce14"/>
          <table:table-cell table:number-columns-repeated="16374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2020歐洲國家盃淘汰賽" table:style-name="ta2">
        <table:table-column table:style-name="co22" table:default-cell-style-name="ce1"/>
        <table:table-column table:style-name="co23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1">
            <text:p>16強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F組首名(法國)</text:p>
          </table:table-cell>
          <table:table-cell table:style-name="ce1"/>
          <table:table-cell office:value-type="string" table:style-name="ce1">
            <text:p>法國</text:p>
          </table:table-cell>
          <table:table-cell table:number-columns-repeated="16381"/>
        </table:table-row>
        <table:table-row table:style-name="ro1">
          <table:table-cell office:value-type="string" table:style-name="ce49">
            <text:p>A / B / C組第三名</text:p>
          </table:table-cell>
          <table:table-cell office:value-type="string" table:style-name="ce1">
            <text:p>3B 芬蘭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D組次名(克羅埃西亞)</text:p>
          </table:table-cell>
          <table:table-cell table:style-name="ce1"/>
          <table:table-cell office:value-type="string" table:style-name="ce1">
            <text:p>克羅埃西亞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E組次名(波蘭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B組首名(比利時)</text:p>
          </table:table-cell>
          <table:table-cell table:style-name="ce1"/>
          <table:table-cell office:value-type="string" table:style-name="ce1">
            <text:p>比利時</text:p>
          </table:table-cell>
          <table:table-cell table:number-columns-repeated="16381"/>
        </table:table-row>
        <table:table-row table:style-name="ro1">
          <table:table-cell office:value-type="string" table:style-name="ce49">
            <text:p>A / D / E / F組第三名</text:p>
          </table:table-cell>
          <table:table-cell office:value-type="string" table:style-name="ce1">
            <text:p>3F 葡萄牙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E組首名(西班牙)</text:p>
          </table:table-cell>
          <table:table-cell table:style-name="ce1"/>
          <table:table-cell office:value-type="string" table:style-name="ce1">
            <text:p>西班牙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 / B / C / D組第三名</text:p>
          </table:table-cell>
          <table:table-cell office:value-type="string" table:style-name="ce1">
            <text:p>3D 捷克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0">
            <text:p>A組首名(義大利)</text:p>
          </table:table-cell>
          <table:table-cell table:style-name="ce1"/>
          <table:table-cell office:value-type="string" table:style-name="ce1">
            <text:p>義大利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C組次名(烏克蘭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D組首名(英格蘭)</text:p>
          </table:table-cell>
          <table:table-cell table:style-name="ce1"/>
          <table:table-cell office:value-type="string" table:style-name="ce1">
            <text:p>英格蘭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F組次名(德國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C組首名(荷蘭)</text:p>
          </table:table-cell>
          <table:table-cell table:style-name="ce1"/>
          <table:table-cell office:value-type="string" table:style-name="ce1">
            <text:p>荷蘭</text:p>
          </table:table-cell>
          <table:table-cell table:number-columns-repeated="16381"/>
        </table:table-row>
        <table:table-row table:style-name="ro1">
          <table:table-cell office:value-type="string" table:style-name="ce49">
            <text:p>D / E / F組第三名</text:p>
          </table:table-cell>
          <table:table-cell office:value-type="string" table:style-name="ce1">
            <text:p>3E 斯洛伐克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A組次名(瑞士)</text:p>
          </table:table-cell>
          <table:table-cell table:style-name="ce1"/>
          <table:table-cell office:value-type="string" table:style-name="ce1">
            <text:p>瑞士</text:p>
          </table:table-cell>
          <table:table-cell table:number-columns-repeated="16381"/>
        </table:table-row>
        <table:table-row table:style-name="ro1">
          <table:table-cell office:value-type="string" table:style-name="ce50">
            <text:p>B組次名(俄羅斯)</text:p>
          </table:table-cell>
          <table:table-cell table:number-columns-repeated="16383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2020歐洲國家盃隊伍" table:style-name="ta3"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3" table:number-columns-repeated="2" table:default-cell-style-name="ce14"/>
        <table:table-column table:style-name="co9" table:number-columns-repeated="16377" table:default-cell-style-name="ce1"/>
        <table:table-row table:style-name="ro1">
          <table:table-cell office:value-type="string" table:style-name="ce3">
            <text:p>國家</text:p>
          </table:table-cell>
          <table:table-cell office:value-type="string" table:style-name="ce3">
            <text:p>位置</text:p>
          </table:table-cell>
          <table:table-cell office:value-type="string" table:style-name="ce51">
            <text:p>球員名稱</text:p>
          </table:table-cell>
          <table:table-cell office:value-type="string" table:style-name="ce3">
            <text:p>職業球隊</text:p>
          </table:table-cell>
          <table:table-cell office:value-type="string" table:style-name="ce3">
            <text:p>備註</text:p>
          </table:table-cell>
          <table:table-cell office:value-type="string" table:style-name="ce2">
            <text:p>PESCC等級</text:p>
          </table:table-cell>
          <table:table-cell office:value-type="string" table:style-name="ce2">
            <text:p>先發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2">
            <text:p>Manager</text:p>
          </table:table-cell>
          <table:table-cell office:value-type="string" table:style-name="ce51">
            <text:p>Roberto Mancini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Gianluigi Donnarumma</text:p>
          </table:table-cell>
          <table:table-cell office:value-type="string" table:style-name="ce3">
            <text:p>AC米蘭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office:value-type="string" table:style-name="ce2">
            <text:p>GK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eonardo Spinazzola</text:p>
          </table:table-cell>
          <table:table-cell office:value-type="string" table:style-name="ce51">
            <text:p>羅馬</text:p>
          </table:table-cell>
          <table:table-cell office:value-type="string" table:style-name="ce3">
            <text:p>LB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L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Alessandro Florenzi</text:p>
          </table:table-cell>
          <table:table-cell office:value-type="string" table:style-name="ce3">
            <text:p>巴黎聖日耳曼</text:p>
          </table:table-cell>
          <table:table-cell table:style-name="ce3"/>
          <table:table-cell office:value-type="float" office:value="91" table:style-name="ce2">
            <text:p>91</text:p>
          </table:table-cell>
          <table:table-cell office:value-type="string" table:style-name="ce2">
            <text:p>R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Francesco Acerbi</text:p>
          </table:table-cell>
          <table:table-cell office:value-type="string" table:style-name="ce3">
            <text:p>拉齊奧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Giovanni Di Lorenzo</text:p>
          </table:table-cell>
          <table:table-cell office:value-type="string" table:style-name="ce3">
            <text:p>拿坡里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Alessandro Bastoni</text:p>
          </table:table-cell>
          <table:table-cell office:value-type="string" table:style-name="ce3">
            <text:p>國際米蘭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Leonardo Bonucc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中衛</text:p>
          </table:table-cell>
          <table:table-cell office:value-type="float" office:value="102" table:style-name="ce54">
            <text:p>102</text:p>
          </table:table-cell>
          <table:table-cell office:value-type="string" table:style-name="ce2">
            <text:p>C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Giorgio Chiellin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中衛</text:p>
          </table:table-cell>
          <table:table-cell office:value-type="float" office:value="104" table:style-name="ce54">
            <text:p>104</text:p>
          </table:table-cell>
          <table:table-cell office:value-type="string" table:style-name="ce2">
            <text:p>C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Jorginho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後腰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D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Marco Verratti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後腰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Manuel Locatelli</text:p>
          </table:table-cell>
          <table:table-cell office:value-type="string" table:style-name="ce51">
            <text:p>薩索羅</text:p>
          </table:table-cell>
          <table:table-cell table:style-name="ce3"/>
          <table:table-cell office:value-type="float" office:value="90" table:style-name="ce4">
            <text:p>90</text:p>
          </table:table-cell>
          <table:table-cell office:value-type="string" table:style-name="ce2">
            <text:p>C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Nicolò Barella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90" table:style-name="ce2">
            <text:p>90</text:p>
          </table:table-cell>
          <table:table-cell office:value-type="string" table:style-name="ce2">
            <text:p>C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Lorenzo Pellegrini</text:p>
          </table:table-cell>
          <table:table-cell office:value-type="string" table:style-name="ce51">
            <text:p>羅馬</text:p>
          </table:table-cell>
          <table:table-cell office:value-type="string" table:style-name="ce3">
            <text:p>前腰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Sensi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前腰(因傷退出)</text:p>
          </table:table-cell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Andrea Belotti</text:p>
          </table:table-cell>
          <table:table-cell office:value-type="string" table:style-name="ce51">
            <text:p>杜里諾</text:p>
          </table:table-cell>
          <table:table-cell table:style-name="ce3"/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Lorenzo Insigne</text:p>
          </table:table-cell>
          <table:table-cell office:value-type="string" table:style-name="ce3">
            <text:p>拿坡里</text:p>
          </table:table-cell>
          <table:table-cell table:style-name="ce3"/>
          <table:table-cell table:style-name="ce4"/>
          <table:table-cell office:value-type="string" table:style-name="ce2">
            <text:p>L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Ciro Immobile</text:p>
          </table:table-cell>
          <table:table-cell office:value-type="string" table:style-name="ce3">
            <text:p>拉齊奧</text:p>
          </table:table-cell>
          <table:table-cell table:style-name="ce3"/>
          <table:table-cell office:value-type="float" office:value="103" table:style-name="ce54">
            <text:p>103</text:p>
          </table:table-cell>
          <table:table-cell office:value-type="string" table:style-name="ce2">
            <text:p>C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Domenico Berardi</text:p>
          </table:table-cell>
          <table:table-cell office:value-type="string" table:style-name="ce51">
            <text:p>薩索羅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office:value-type="string" table:style-name="ce2">
            <text:p>R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Federico Chiesa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91" table:style-name="ce2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Federico Bernardeschi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oise Kean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未入選大名單</text:p>
          </table:table-cell>
          <table:table-cell office:value-type="float" office:value="77" table:style-name="ce2">
            <text:p>7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Kaan Ayhan</text:p>
          </table:table-cell>
          <table:table-cell office:value-type="string" table:style-name="ce51">
            <text:p>Sassuolo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Demiral</text:p>
          </table:table-cell>
          <table:table-cell office:value-type="string" table:style-name="ce3">
            <text:p>尤文圖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Soyuncu</text:p>
          </table:table-cell>
          <table:table-cell office:value-type="string" table:style-name="ce3">
            <text:p>萊斯特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Kabak</text:p>
          </table:table-cell>
          <table:table-cell office:value-type="string" table:style-name="ce3">
            <text:p>利物浦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Calhanoglu</text:p>
          </table:table-cell>
          <table:table-cell office:value-type="string" table:style-name="ce3">
            <text:p>AC米蘭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Cengiz Ünder</text:p>
          </table:table-cell>
          <table:table-cell office:value-type="string" table:style-name="ce3">
            <text:p>萊斯特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Ozan Tufan</text:p>
          </table:table-cell>
          <table:table-cell office:value-type="string" table:style-name="ce51">
            <text:p>土超費納巴切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Yilmaz</text:p>
          </table:table-cell>
          <table:table-cell office:value-type="string" table:style-name="ce3">
            <text:p>法甲里爾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Karaman</text:p>
          </table:table-cell>
          <table:table-cell office:value-type="string" table:style-name="ce3">
            <text:p>德甲杜塞道夫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Akanji</text:p>
          </table:table-cell>
          <table:table-cell office:value-type="string" table:style-name="ce3">
            <text:p>多特蒙德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Elvedi</text:p>
          </table:table-cell>
          <table:table-cell office:value-type="string" table:style-name="ce3">
            <text:p>德甲門興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Schar</text:p>
          </table:table-cell>
          <table:table-cell table:style-name="ce3"/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Rodriguez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Benito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Xhaka</text:p>
          </table:table-cell>
          <table:table-cell office:value-type="string" table:style-name="ce3">
            <text:p>阿森納</text:p>
          </table:table-cell>
          <table:table-cell office:value-type="string" table:style-name="ce3">
            <text:p>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Zakria</text:p>
          </table:table-cell>
          <table:table-cell table:style-name="ce3"/>
          <table:table-cell office:value-type="string" table:style-name="ce3">
            <text:p>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Zuber</text:p>
          </table:table-cell>
          <table:table-cell office:value-type="string" table:style-name="ce3">
            <text:p>法蘭克福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Freuler</text:p>
          </table:table-cell>
          <table:table-cell office:value-type="string" table:style-name="ce3">
            <text:p>亞特蘭大</text:p>
          </table:table-cell>
          <table:table-cell office:value-type="string" table:style-name="ce3">
            <text:p>前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Sow</text:p>
          </table:table-cell>
          <table:table-cell office:value-type="string" table:style-name="ce3">
            <text:p>法蘭克福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Seferovic</text:p>
          </table:table-cell>
          <table:table-cell office:value-type="string" table:style-name="ce3">
            <text:p>本菲卡</text:p>
          </table:table-cell>
          <table:table-cell office:value-type="string" table:style-name="ce3">
            <text:p>葡超金靴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ehmedi</text:p>
          </table:table-cell>
          <table:table-cell office:value-type="string" table:style-name="ce3">
            <text:p>狼堡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Embolo</text:p>
          </table:table-cell>
          <table:table-cell office:value-type="string" table:style-name="ce3">
            <text:p>門興格拉德巴赫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Hennessey</text:p>
          </table:table-cell>
          <table:table-cell office:value-type="string" table:style-name="ce3">
            <text:p>水晶宮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Rodon</text:p>
          </table:table-cell>
          <table:table-cell office:value-type="string" table:style-name="ce3">
            <text:p>熱刺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BenDevie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ConorRobert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Aaron Ramsey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Harry Wilson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Gareth Bale</text:p>
          </table:table-cell>
          <table:table-cell office:value-type="string" table:style-name="ce3">
            <text:p>熱刺</text:p>
          </table:table-cell>
          <table:table-cell table:style-name="ce3"/>
          <table:table-cell office:value-type="float" office:value="105" table:style-name="ce48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Daniel James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oore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Thibaut Courtois</text:p>
          </table:table-cell>
          <table:table-cell office:value-type="string" table:style-name="ce3">
            <text:p>皇家馬德里</text:p>
          </table:table-cell>
          <table:table-cell table:style-name="ce3"/>
          <table:table-cell office:value-type="float" office:value="105" table:style-name="ce54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Kevin De Bruyne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最強攻擊中場</text:p>
          </table:table-cell>
          <table:table-cell office:value-type="float" office:value="106" table:style-name="ce54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oby Alderweireld</text:p>
          </table:table-cell>
          <table:table-cell office:value-type="string" table:style-name="ce3">
            <text:p>熱刺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Jan Vertonghen</text:p>
          </table:table-cell>
          <table:table-cell office:value-type="string" table:style-name="ce3">
            <text:p>本菲卡</text:p>
          </table:table-cell>
          <table:table-cell table:style-name="ce3"/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Jason Denayer</text:p>
          </table:table-cell>
          <table:table-cell office:value-type="string" table:style-name="ce3">
            <text:p>里昂</text:p>
          </table:table-cell>
          <table:table-cell office:value-type="string" table:style-name="ce3">
            <text:p>CB</text:p>
          </table:table-cell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Dedryck Boyata</text:p>
          </table:table-cell>
          <table:table-cell office:value-type="string" table:style-name="ce3">
            <text:p>赫塔柏林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Vermaelen</text:p>
          </table:table-cell>
          <table:table-cell office:value-type="string" table:style-name="ce3">
            <text:p>神戶勝利船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horgan Hazard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LB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Eden Hazard</text:p>
          </table:table-cell>
          <table:table-cell office:value-type="string" table:style-name="ce3">
            <text:p>皇家馬德里</text:p>
          </table:table-cell>
          <table:table-cell table:style-name="ce3"/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Yannick Carrasco</text:p>
          </table:table-cell>
          <table:table-cell office:value-type="string" table:style-name="ce51">
            <text:p>馬德里競技</text:p>
          </table:table-cell>
          <table:table-cell table:style-name="ce3"/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imothy Castagne</text:p>
          </table:table-cell>
          <table:table-cell office:value-type="string" table:style-name="ce51">
            <text:p>萊斯特城</text:p>
          </table:table-cell>
          <table:table-cell office:value-type="string" table:style-name="ce3">
            <text:p>RB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Nacer Chadli</text:p>
          </table:table-cell>
          <table:table-cell office:value-type="string" table:style-name="ce3">
            <text:p>伊斯坦堡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Thomas Meunier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RB</text:p>
          </table:table-cell>
          <table:table-cell office:value-type="float" office:value="91" table:style-name="ce2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Axel Witsel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後腰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Leander Dendoncker</text:p>
          </table:table-cell>
          <table:table-cell office:value-type="string" table:style-name="ce51">
            <text:p>狼隊</text:p>
          </table:table-cell>
          <table:table-cell office:value-type="string" table:style-name="ce3">
            <text:p>防守後腰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Youri Tielemans</text:p>
          </table:table-cell>
          <table:table-cell office:value-type="string" table:style-name="ce51">
            <text:p>萊斯特城</text:p>
          </table:table-cell>
          <table:table-cell table:style-name="ce3"/>
          <table:table-cell office:value-type="float" office:value="98" table:style-name="ce2">
            <text:p>9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Dries Mertens</text:p>
          </table:table-cell>
          <table:table-cell office:value-type="string" table:style-name="ce51">
            <text:p>拿坡里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Romelu Lukaku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103" table:style-name="ce54">
            <text:p>103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Benteke</text:p>
          </table:table-cell>
          <table:table-cell office:value-type="string" table:style-name="ce3">
            <text:p>水晶宮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Michy Batshuayi</text:p>
          </table:table-cell>
          <table:table-cell office:value-type="string" table:style-name="ce3">
            <text:p>水晶宮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3">
            <text:p>GK</text:p>
          </table:table-cell>
          <table:table-cell office:value-type="string" table:style-name="ce51">
            <text:p>Kasper Schmeichel</text:p>
          </table:table-cell>
          <table:table-cell office:value-type="string" table:style-name="ce51">
            <text:p>萊斯特城</text:p>
          </table:table-cell>
          <table:table-cell table:style-name="ce3"/>
          <table:table-cell office:value-type="float" office:value="97" table:style-name="ce2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Jens Stryger Larsen</text:p>
          </table:table-cell>
          <table:table-cell office:value-type="string" table:style-name="ce3">
            <text:p>烏迪內斯</text:p>
          </table:table-cell>
          <table:table-cell table:style-name="ce3"/>
          <table:table-cell office:value-type="float" office:value="95" table:style-name="ce2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Daniel Wass</text:p>
          </table:table-cell>
          <table:table-cell office:value-type="string" table:style-name="ce3">
            <text:p>瓦倫西亞</text:p>
          </table:table-cell>
          <table:table-cell table:style-name="ce3"/>
          <table:table-cell office:value-type="float" office:value="96" table:style-name="ce2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Christian Eriksen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99" table:style-name="ce2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Andreas Skov Olsen</text:p>
          </table:table-cell>
          <table:table-cell office:value-type="string" table:style-name="ce3">
            <text:p>博洛尼亞</text:p>
          </table:table-cell>
          <table:table-cell table:style-name="ce3"/>
          <table:table-cell office:value-type="float" office:value="94" table:style-name="ce2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Jonas Wind</text:p>
          </table:table-cell>
          <table:table-cell office:value-type="string" table:style-name="ce3">
            <text:p>哥本哈根</text:p>
          </table:table-cell>
          <table:table-cell table:style-name="ce3"/>
          <table:table-cell office:value-type="float" office:value="94" table:style-name="ce2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2">
            <text:p>Manager</text:p>
          </table:table-cell>
          <table:table-cell office:value-type="string" table:style-name="ce51">
            <text:p>Gareth Southgate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Jordan Pickford</text:p>
          </table:table-cell>
          <table:table-cell office:value-type="string" table:style-name="ce3">
            <text:p>艾佛頓</text:p>
          </table:table-cell>
          <table:table-cell table:style-name="ce3"/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Dean Henderson</text:p>
          </table:table-cell>
          <table:table-cell office:value-type="string" table:style-name="ce3">
            <text:p>曼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Harry Maguire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CB，受傷無法上場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hn Stone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Kyle Walker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B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Tyrone Mings</text:p>
          </table:table-cell>
          <table:table-cell office:value-type="string" table:style-name="ce3">
            <text:p>阿斯頓維拉</text:p>
          </table:table-cell>
          <table:table-cell office:value-type="string" table:style-name="ce3">
            <text:p>CB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Ben Chilwell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ke Shaw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L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eece James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RB</text:p>
          </table:table-cell>
          <table:table-cell office:value-type="float" office:value="70" table:style-name="ce2">
            <text:p>7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Kieran Trippier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、LB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Declan Rice</text:p>
          </table:table-cell>
          <table:table-cell office:value-type="string" table:style-name="ce3">
            <text:p>西漢姆</text:p>
          </table:table-cell>
          <table:table-cell office:value-type="string" table:style-name="ce3">
            <text:p>DM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ordan Henderson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Kalvin Phillips</text:p>
          </table:table-cell>
          <table:table-cell office:value-type="string" table:style-name="ce3">
            <text:p>里茲聯</text:p>
          </table:table-cell>
          <table:table-cell office:value-type="string" table:style-name="ce3">
            <text:p>首戰克羅埃西亞最佳球員、DM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son Mount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AM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Harry Kane</text:p>
          </table:table-cell>
          <table:table-cell office:value-type="string" table:style-name="ce3">
            <text:p>熱刺</text:p>
          </table:table-cell>
          <table:table-cell office:value-type="string" table:style-name="ce3">
            <text:p>CF</text:p>
          </table:table-cell>
          <table:table-cell office:value-type="float" office:value="105" table:style-name="ce54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ack Grealish</text:p>
          </table:table-cell>
          <table:table-cell office:value-type="string" table:style-name="ce3">
            <text:p>阿斯頓維拉</text:p>
          </table:table-cell>
          <table:table-cell table:style-name="ce3"/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hil Foden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F(原來在曼城打LF)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Raheem Sterling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LF</text:p>
          </table:table-cell>
          <table:table-cell office:value-type="float" office:value="104" table:style-name="ce54">
            <text:p>10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arcus Rashford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Jadon Sancho</text:p>
          </table:table-cell>
          <table:table-cell office:value-type="string" table:style-name="ce3">
            <text:p>多特蒙德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ude Bellingham</text:p>
          </table:table-cell>
          <table:table-cell office:value-type="string" table:style-name="ce3">
            <text:p>多特蒙德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Luka Modrić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AM</text:p>
          </table:table-cell>
          <table:table-cell office:value-type="float" office:value="105" table:style-name="ce48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omagoj Vida</text:p>
          </table:table-cell>
          <table:table-cell office:value-type="string" table:style-name="ce3">
            <text:p>貝西克塔什</text:p>
          </table:table-cell>
          <table:table-cell office:value-type="string" table:style-name="ce3">
            <text:p>CB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Ivan Perišić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LF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Dominik Livaković</text:p>
          </table:table-cell>
          <table:table-cell office:value-type="string" table:style-name="ce3">
            <text:p>札格瑞布迪納摩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Šime Vrsaljko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ško Gvardiol</text:p>
          </table:table-cell>
          <table:table-cell office:value-type="string" table:style-name="ce3">
            <text:p>札格瑞布迪納摩</text:p>
          </table:table-cell>
          <table:table-cell office:value-type="string" table:style-name="ce3">
            <text:p>L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uje Ćaleta-Car</text:p>
          </table:table-cell>
          <table:table-cell office:value-type="string" table:style-name="ce3">
            <text:p>馬賽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ejan Lovren</text:p>
          </table:table-cell>
          <table:table-cell office:value-type="string" table:style-name="ce3">
            <text:p>澤尼特</text:p>
          </table:table-cell>
          <table:table-cell table:style-name="ce3"/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rcelo Brozović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DM</text:p>
          </table:table-cell>
          <table:table-cell office:value-type="float" office:value="100" table:style-name="ce54">
            <text:p>10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teo Kovačić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DM</text:p>
          </table:table-cell>
          <table:table-cell office:value-type="float" office:value="95" table:style-name="ce8">
            <text:p>9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te Rebić</text:p>
          </table:table-cell>
          <table:table-cell office:value-type="string" table:style-name="ce3">
            <text:p>AC米蘭</text:p>
          </table:table-cell>
          <table:table-cell office:value-type="string" table:style-name="ce3">
            <text:p>RF、CF(剛猛前場)</text:p>
          </table:table-cell>
          <table:table-cell office:value-type="float" office:value="96" table:style-name="ce8">
            <text:p>9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drej Kramarić</text:p>
          </table:table-cell>
          <table:table-cell office:value-type="string" table:style-name="ce3">
            <text:p>霍芬海姆</text:p>
          </table:table-cell>
          <table:table-cell office:value-type="string" table:style-name="ce3">
            <text:p>CF、RF(防守不行)</text:p>
          </table:table-cell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Eric García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edri González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攻中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Dani Olmo</text:p>
          </table:table-cell>
          <table:table-cell office:value-type="string" table:style-name="ce3">
            <text:p>萊比錫紅牛</text:p>
          </table:table-cell>
          <table:table-cell office:value-type="string" table:style-name="ce3">
            <text:p>LF、AM</text:p>
          </table:table-cell>
          <table:table-cell office:value-type="float" office:value="76" table:style-name="ce2">
            <text:p>7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Ferran Torres</text:p>
          </table:table-cell>
          <table:table-cell office:value-type="string" table:style-name="ce3">
            <text:p>曼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David de Gea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104" table:style-name="ce54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Unai Simón</text:p>
          </table:table-cell>
          <table:table-cell office:value-type="string" table:style-name="ce3">
            <text:p>畢爾包</text:p>
          </table:table-cell>
          <table:table-cell table:style-name="ce3"/>
          <table:table-cell office:value-type="float" office:value="78" table:style-name="ce2">
            <text:p>7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au Torres</text:p>
          </table:table-cell>
          <table:table-cell office:value-type="string" table:style-name="ce3">
            <text:p>比利亞雷阿爾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Aymeric Laporte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sé Gaya</text:p>
          </table:table-cell>
          <table:table-cell office:value-type="string" table:style-name="ce3">
            <text:p>瓦倫西亞</text:p>
          </table:table-cell>
          <table:table-cell office:value-type="string" table:style-name="ce3">
            <text:p>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rdi Alba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L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rcos Llorente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César Azpilicueta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Sergio Busquets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Covid-19需隔離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iego Llorente</text:p>
          </table:table-cell>
          <table:table-cell office:value-type="string" table:style-name="ce3">
            <text:p>里茲聯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Koke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防守大將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Fabián Ruiz</text:p>
          </table:table-cell>
          <table:table-cell office:value-type="string" table:style-name="ce3">
            <text:p>拿坡里</text:p>
          </table:table-cell>
          <table:table-cell office:value-type="string" table:style-name="ce3">
            <text:p>攻中</text:p>
          </table:table-cell>
          <table:table-cell table:style-name="ce8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Thiago Alcántara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全能中場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odrigo Hernández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DM</text:p>
          </table:table-cell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Ferran Torre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天才邊鋒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ikel Oyarzabal</text:p>
          </table:table-cell>
          <table:table-cell office:value-type="string" table:style-name="ce3">
            <text:p>皇家社會</text:p>
          </table:table-cell>
          <table:table-cell office:value-type="string" table:style-name="ce3">
            <text:p>LF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ablo Sarabia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LF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51">
            <text:p>Adama Traoré</text:p>
          </table:table-cell>
          <table:table-cell office:value-type="string" table:style-name="ce3">
            <text:p>狼隊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Álvaro Morata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CF</text:p>
          </table:table-cell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Gerard Moreno</text:p>
          </table:table-cell>
          <table:table-cell office:value-type="string" table:style-name="ce3">
            <text:p>比利亞雷阿爾</text:p>
          </table:table-cell>
          <table:table-cell table:style-name="ce3"/>
          <table:table-cell office:value-type="float" office:value="94" table:style-name="ce8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Robert Lewandowski</text:p>
          </table:table-cell>
          <table:table-cell office:value-type="string" table:style-name="ce3">
            <text:p>拜仁慕尼黑</text:p>
          </table:table-cell>
          <table:table-cell table:style-name="ce3"/>
          <table:table-cell office:value-type="float" office:value="106" table:style-name="ce54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iotr Zieliński</text:p>
          </table:table-cell>
          <table:table-cell office:value-type="string" table:style-name="ce3">
            <text:p>拿坡里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Wojciech Szczęsny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an Bednarek</text:p>
          </table:table-cell>
          <table:table-cell office:value-type="string" table:style-name="ce3">
            <text:p>南安普頓</text:p>
          </table:table-cell>
          <table:table-cell table:style-name="ce3"/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Kamil Glik</text:p>
          </table:table-cell>
          <table:table-cell office:value-type="string" table:style-name="ce3">
            <text:p>貝內文托</text:p>
          </table:table-cell>
          <table:table-cell table:style-name="ce3"/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Mats Hummels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Thomas Müller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攻中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Manuel Neuer</text:p>
          </table:table-cell>
          <table:table-cell office:value-type="string" table:style-name="ce3">
            <text:p>拜仁慕尼黑</text:p>
          </table:table-cell>
          <table:table-cell table:style-name="ce3"/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Antonio Rüdiger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CB、3中衛的左中衛很強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Matthias Ginter</text:p>
          </table:table-cell>
          <table:table-cell office:value-type="string" table:style-name="ce3">
            <text:p>門興格拉德巴赫</text:p>
          </table:table-cell>
          <table:table-cell office:value-type="string" table:style-name="ce3">
            <text:p>CB、長傳型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Niklas Süle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CB、清球型</text:p>
          </table:table-cell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Toni Kroos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DM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İlkay Gündoğan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攻中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Emre Can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防守後腰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Florian Neuhaus</text:p>
          </table:table-cell>
          <table:table-cell office:value-type="string" table:style-name="ce3">
            <text:p>門興格拉德巴赫</text:p>
          </table:table-cell>
          <table:table-cell office:value-type="string" table:style-name="ce3">
            <text:p>防守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Leon Goretzka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中堅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Joshua Kimmich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世界頂級後腰、RB</text:p>
          </table:table-cell>
          <table:table-cell office:value-type="float" office:value="104" table:style-name="ce54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kas Klostermann</text:p>
          </table:table-cell>
          <table:table-cell office:value-type="string" table:style-name="ce3">
            <text:p>RB萊比錫</text:p>
          </table:table-cell>
          <table:table-cell office:value-type="string" table:style-name="ce3">
            <text:p>Rb、前插型</text:p>
          </table:table-cell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58">
            <text:p>Marcel Halstenberg</text:p>
          </table:table-cell>
          <table:table-cell office:value-type="string" table:style-name="ce3">
            <text:p>RB萊比錫</text:p>
          </table:table-cell>
          <table:table-cell office:value-type="string" table:style-name="ce3">
            <text:p>LB、前插型</text:p>
          </table:table-cell>
          <table:table-cell office:value-type="float" office:value="79" table:style-name="ce2">
            <text:p>7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obin Gosens</text:p>
          </table:table-cell>
          <table:table-cell office:value-type="string" table:style-name="ce3">
            <text:p>亞特蘭大</text:p>
          </table:table-cell>
          <table:table-cell office:value-type="string" table:style-name="ce3">
            <text:p>LB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Kai Havertz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攻中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Serge Gnabry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RF</text:p>
          </table:table-cell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Leroy Sané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LF</text:p>
          </table:table-cell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Timo Werner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CF</text:p>
          </table:table-cell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evin Volland</text:p>
          </table:table-cell>
          <table:table-cell office:value-type="string" table:style-name="ce3">
            <text:p>摩納哥</text:p>
          </table:table-cell>
          <table:table-cell office:value-type="string" table:style-name="ce3">
            <text:p>CF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2">
            <text:p>Manager</text:p>
          </table:table-cell>
          <table:table-cell office:value-type="string" table:style-name="ce58">
            <text:p>Didier Claude Deschamp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Hugo Lloris</text:p>
          </table:table-cell>
          <table:table-cell office:value-type="string" table:style-name="ce3">
            <text:p>熱刺</text:p>
          </table:table-cell>
          <table:table-cell table:style-name="ce3"/>
          <table:table-cell office:value-type="float" office:value="101" table:style-name="ce54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arim Benzema</text:p>
          </table:table-cell>
          <table:table-cell office:value-type="string" table:style-name="ce3">
            <text:p>皇家馬德里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Clément Lenglet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技術控球CB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resnel Kimpembe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剛性CB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aphaël Varane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第一CB</text:p>
          </table:table-cell>
          <table:table-cell office:value-type="float" office:value="103" table:style-name="ce54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Benjamin Pavard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RB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cas Hernandez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LB</text:p>
          </table:table-cell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Lucas Digne</text:p>
          </table:table-cell>
          <table:table-cell office:value-type="string" table:style-name="ce3">
            <text:p>艾佛頓</text:p>
          </table:table-cell>
          <table:table-cell office:value-type="string" table:style-name="ce3">
            <text:p>替補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Paul Pogba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DM</text:p>
          </table:table-cell>
          <table:table-cell office:value-type="float" office:value="102" table:style-name="ce54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N'Golo Kanté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防守重心，DM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Adrien Rabiot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技術性DM，防守意識不足</text:p>
          </table:table-cell>
          <table:table-cell office:value-type="float" office:value="97" table:style-name="ce8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Corentin Tolisso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替補DM</text:p>
          </table:table-cell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oussa Sissoko</text:p>
          </table:table-cell>
          <table:table-cell office:value-type="string" table:style-name="ce3">
            <text:p>熱刺</text:p>
          </table:table-cell>
          <table:table-cell office:value-type="string" table:style-name="ce3">
            <text:p>德尚初期DM</text:p>
          </table:table-cell>
          <table:table-cell office:value-type="float" office:value="94" table:style-name="ce8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ingsley Coman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助攻型邊鋒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Ousmane Dembélé</text:p>
          </table:table-cell>
          <table:table-cell office:value-type="string" table:style-name="ce3">
            <text:p>巴塞隆納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toine Griezmann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攻中，法國前場大腦</text:p>
          </table:table-cell>
          <table:table-cell office:value-type="float" office:value="104" table:style-name="ce54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Olivier Giroud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支點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arcus Thuram</text:p>
          </table:table-cell>
          <table:table-cell office:value-type="string" table:style-name="ce3">
            <text:p>門興格拉德巴赫</text:p>
          </table:table-cell>
          <table:table-cell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Kylian Mbappé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速度邊鋒</text:p>
          </table:table-cell>
          <table:table-cell office:value-type="float" office:value="106" table:style-name="ce54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Thomas Lemar</text:p>
          </table:table-cell>
          <table:table-cell office:value-type="string" table:style-name="ce3">
            <text:p>馬德里競技</text:p>
          </table:table-cell>
          <table:table-cell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2">
            <text:p>Manager</text:p>
          </table:table-cell>
          <table:table-cell office:value-type="string" table:style-name="ce3">
            <text:p>Fernando Santos</text:p>
          </table:table-cell>
          <table:table-cell table:number-columns-repeated="2"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Rui Patrício</text:p>
          </table:table-cell>
          <table:table-cell office:value-type="string" table:style-name="ce3">
            <text:p>狼隊</text:p>
          </table:table-cell>
          <table:table-cell table:style-name="ce3"/>
          <table:table-cell office:value-type="float" office:value="97" table:style-name="ce8">
            <text:p>97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Anthony Lopes</text:p>
          </table:table-cell>
          <table:table-cell office:value-type="string" table:style-name="ce3">
            <text:p>里昂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epe</text:p>
          </table:table-cell>
          <table:table-cell office:value-type="string" table:style-name="ce3">
            <text:p>波爾圖</text:p>
          </table:table-cell>
          <table:table-cell office:value-type="string" table:style-name="ce3">
            <text:p>CB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úben Dia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sé Fonte</text:p>
          </table:table-cell>
          <table:table-cell office:value-type="string" table:style-name="ce3">
            <text:p>里爾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Raphaël Guerreiro</text:p>
          </table:table-cell>
          <table:table-cell office:value-type="string" table:style-name="ce51">
            <text:p>多特蒙德</text:p>
          </table:table-cell>
          <table:table-cell office:value-type="string" table:style-name="ce3">
            <text:p>LB</text:p>
          </table:table-cell>
          <table:table-cell office:value-type="float" office:value="97" table:style-name="ce8">
            <text:p>97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oão Cancelo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B進入DM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Nélson Semedo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RB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5">
            <text:p>DF</text:p>
          </table:table-cell>
          <table:table-cell office:value-type="string" table:style-name="ce58">
            <text:p>Nuno Mendes</text:p>
          </table:table-cell>
          <table:table-cell office:value-type="string" table:style-name="ce3">
            <text:p>體育CP</text:p>
          </table:table-cell>
          <table:table-cell office:value-type="string" table:style-name="ce3">
            <text:p>LB，下一世代邊路好手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Danilo Pereira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DM，中場工兵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William Carvalho</text:p>
          </table:table-cell>
          <table:table-cell office:value-type="string" table:style-name="ce3">
            <text:p>皇家貝提斯</text:p>
          </table:table-cell>
          <table:table-cell office:value-type="string" table:style-name="ce3">
            <text:p>DM，中場工兵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úben Neves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DM，傳球好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enato Sanches</text:p>
          </table:table-cell>
          <table:table-cell office:value-type="string" table:style-name="ce3">
            <text:p>里爾</text:p>
          </table:table-cell>
          <table:table-cell office:value-type="string" table:style-name="ce3">
            <text:p>前場高體能搶斷工兵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afa Silva</text:p>
          </table:table-cell>
          <table:table-cell office:value-type="string" table:style-name="ce3">
            <text:p>本菲卡</text:p>
          </table:table-cell>
          <table:table-cell office:value-type="string" table:style-name="ce3">
            <text:p>距離短、傳球快、跑位刁</text:p>
          </table:table-cell>
          <table:table-cell office:value-type="float" office:value="82" table:style-name="ce2">
            <text:p>8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Sérgio Oliveira</text:p>
          </table:table-cell>
          <table:table-cell office:value-type="string" table:style-name="ce3">
            <text:p>波爾圖</text:p>
          </table:table-cell>
          <table:table-cell office:value-type="string" table:style-name="ce3">
            <text:p>經驗多</text:p>
          </table:table-cell>
          <table:table-cell office:value-type="float" office:value="82" table:style-name="ce2">
            <text:p>8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51">
            <text:p>João Moutinho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34歲全能型的後腰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Cristiano Ronaldo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7" table:style-name="ce48">
            <text:p>107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Bruno Fernandes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AM</text:p>
          </table:table-cell>
          <table:table-cell office:value-type="float" office:value="105" table:style-name="ce54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Diogo Jota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AM或萬能前鋒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Bernardo Silva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AM或RF</text:p>
          </table:table-cell>
          <table:table-cell office:value-type="float" office:value="103" table:style-name="ce54">
            <text:p>103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João Félix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反擊式前鋒</text:p>
          </table:table-cell>
          <table:table-cell office:value-type="float" office:value="100" table:style-name="ce54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André Silva</text:p>
          </table:table-cell>
          <table:table-cell office:value-type="string" table:style-name="ce3">
            <text:p>法蘭克福</text:p>
          </table:table-cell>
          <table:table-cell table:style-name="ce3"/>
          <table:table-cell office:value-type="float" office:value="83" table:style-name="ce2">
            <text:p>8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3">
            <text:p>GK</text:p>
          </table:table-cell>
          <table:table-cell office:value-type="string" table:style-name="ce3">
            <text:p>Maarten Stekelenburg</text:p>
          </table:table-cell>
          <table:table-cell office:value-type="string" table:style-name="ce3">
            <text:p>阿賈克斯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Matthijs de Ligt</text:p>
          </table:table-cell>
          <table:table-cell office:value-type="string" table:style-name="ce3">
            <text:p>尤文圖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Jurrien Timber</text:p>
          </table:table-cell>
          <table:table-cell office:value-type="string" table:style-name="ce3">
            <text:p>阿賈克斯</text:p>
          </table:table-cell>
          <table:table-cell office:value-type="string" table:style-name="ce3">
            <text:p>R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Stefan de Vrij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101" table:style-name="ce8">
            <text:p>101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enzel Dumfries</text:p>
          </table:table-cell>
          <table:table-cell office:value-type="string" table:style-name="ce3">
            <text:p>PSV安多芬</text:p>
          </table:table-cell>
          <table:table-cell table:style-name="ce3"/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Daley Blind</text:p>
          </table:table-cell>
          <table:table-cell office:value-type="string" table:style-name="ce3">
            <text:p>阿賈克斯</text:p>
          </table:table-cell>
          <table:table-cell table:style-name="ce3"/>
          <table:table-cell office:value-type="float" office:value="86" table:style-name="ce2">
            <text:p>8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3">
            <text:p>Patrick van Aanholt</text:p>
          </table:table-cell>
          <table:table-cell office:value-type="string" table:style-name="ce3">
            <text:p>水晶宮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5">
            <text:p>DF</text:p>
          </table:table-cell>
          <table:table-cell office:value-type="string" table:style-name="ce51">
            <text:p>Nathan Aké</text:p>
          </table:table-cell>
          <table:table-cell office:value-type="string" table:style-name="ce3">
            <text:p>曼城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Marten de Roon</text:p>
          </table:table-cell>
          <table:table-cell office:value-type="string" table:style-name="ce3">
            <text:p>亞特蘭大</text:p>
          </table:table-cell>
          <table:table-cell table:style-name="ce3"/>
          <table:table-cell office:value-type="float" office:value="89" table:style-name="ce2">
            <text:p>8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Georginio Wijnaldum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100" table:style-name="ce8">
            <text:p>10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Frenkie de Jong</text:p>
          </table:table-cell>
          <table:table-cell office:value-type="string" table:style-name="ce3">
            <text:p>巴塞隆納</text:p>
          </table:table-cell>
          <table:table-cell table:style-name="ce3"/>
          <table:table-cell office:value-type="float" office:value="104" table:style-name="ce8">
            <text:p>10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Davy Klaassen</text:p>
          </table:table-cell>
          <table:table-cell office:value-type="string" table:style-name="ce3">
            <text:p>阿賈克斯</text:p>
          </table:table-cell>
          <table:table-cell table:style-name="ce3"/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Ryan Gravenberch</text:p>
          </table:table-cell>
          <table:table-cell office:value-type="string" table:style-name="ce3">
            <text:p>阿賈克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MF</text:p>
          </table:table-cell>
          <table:table-cell office:value-type="string" table:style-name="ce3">
            <text:p>Teun Koopmeiners</text:p>
          </table:table-cell>
          <table:table-cell office:value-type="string" table:style-name="ce3">
            <text:p>阿爾克馬爾</text:p>
          </table:table-cell>
          <table:table-cell table:style-name="ce3"/>
          <table:table-cell office:value-type="float" office:value="79" table:style-name="ce2">
            <text:p>7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Memphis Depay</text:p>
          </table:table-cell>
          <table:table-cell office:value-type="string" table:style-name="ce3">
            <text:p>里昂</text:p>
          </table:table-cell>
          <table:table-cell table:style-name="ce3"/>
          <table:table-cell office:value-type="float" office:value="99" table:style-name="ce8">
            <text:p>9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Wout Weghorst</text:p>
          </table:table-cell>
          <table:table-cell office:value-type="string" table:style-name="ce3">
            <text:p>狼堡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FW</text:p>
          </table:table-cell>
          <table:table-cell office:value-type="string" table:style-name="ce3">
            <text:p>Luuk de Jong</text:p>
          </table:table-cell>
          <table:table-cell office:value-type="string" table:style-name="ce3">
            <text:p>塞維利亞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number-rows-repeated="1048352" table:style-name="ro2">
          <table:table-cell table:number-columns-repeated="16384"/>
        </table:table-row>
      </table:table>
      <table:database-ranges>
        <table:database-range table:target-range-address="2020歐洲國家盃小組賽.A1:2020歐洲國家盃小組賽.J25" table:name="__Anonymous_Sheet_DB__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標楷體1" svg:font-family="標楷體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48" number:language="zh" number:country="TW">
      <number:year/>
      <number:text>/</number:text>
      <number:month/>
      <number:text>/</number:text>
      <number:day/>
    </number:date-style>
    <number:date-style style:name="N49">
      <number:month/>
      <number:text>月</number:text>
      <number:day/>
      <number:text>日</number:text>
    </number:date-style>
    <number:time-style style:name="N50" number:language="zh" number:country="TW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1-06-18T04:55:16Z</dc:date>
    <meta:editing-cycles>876</meta:editing-cycles>
    <meta:editing-duration>PT477701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